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25.003cm" fo:margin-left="-0.058cm" fo:margin-top="0cm" fo:margin-bottom="0cm" style:page-number="auto" table:align="left" style:writing-mode="lr-tb"/>
    </style:style>
    <style:style style:name="Table1.A" style:family="table-column">
      <style:table-column-properties style:column-width="14.455cm"/>
    </style:style>
    <style:style style:name="Table1.B" style:family="table-column">
      <style:table-column-properties style:column-width="3.009cm"/>
    </style:style>
    <style:style style:name="Table1.C" style:family="table-column">
      <style:table-column-properties style:column-width="2.378cm"/>
    </style:style>
    <style:style style:name="Table1.D" style:family="table-column">
      <style:table-column-properties style:column-width="2.323cm"/>
    </style:style>
    <style:style style:name="Table1.E" style:family="table-column">
      <style:table-column-properties style:column-width="2.838cm"/>
    </style:style>
    <style:style style:name="Table1.1" style:family="table-row">
      <style:table-row-properties fo:keep-together="always"/>
    </style:style>
    <style:style style:name="Table1.A1" style:family="table-cell">
      <style:table-cell-properties fo:padding-left="0.058cm" fo:padding-right="0.049cm" fo:padding-top="0cm" fo:padding-bottom="0cm" fo:border="0.5pt solid #00000a"/>
    </style:style>
    <style:style style:name="Table2" style:family="table">
      <style:table-properties style:width="25.003cm" fo:margin-left="-0.058cm" fo:margin-top="0cm" fo:margin-bottom="0cm" table:align="left" style:writing-mode="lr-tb"/>
    </style:style>
    <style:style style:name="Table2.A" style:family="table-column">
      <style:table-column-properties style:column-width="14.455cm"/>
    </style:style>
    <style:style style:name="Table2.B" style:family="table-column">
      <style:table-column-properties style:column-width="3.514cm"/>
    </style:style>
    <style:style style:name="Table2.D" style:family="table-column">
      <style:table-column-properties style:column-width="3.519cm"/>
    </style:style>
    <style:style style:name="Table2.1" style:family="table-row">
      <style:table-row-properties style:min-row-height="0.503cm" fo:keep-together="auto"/>
    </style:style>
    <style:style style:name="Table2.A1" style:family="table-cell">
      <style:table-cell-properties fo:padding-left="0.058cm" fo:padding-right="0.049cm" fo:padding-top="0cm" fo:padding-bottom="0cm" fo:border="0.5pt solid #00000a"/>
    </style:style>
    <style:style style:name="Table2.3" style:family="table-row">
      <style:table-row-properties fo:keep-together="auto"/>
    </style:style>
    <style:style style:name="Table3" style:family="table">
      <style:table-properties style:width="25.003cm" fo:margin-left="-0.058cm" fo:margin-top="0cm" fo:margin-bottom="0cm" table:align="left" style:writing-mode="lr-tb"/>
    </style:style>
    <style:style style:name="Table3.A" style:family="table-column">
      <style:table-column-properties style:column-width="14.455cm"/>
    </style:style>
    <style:style style:name="Table3.B" style:family="table-column">
      <style:table-column-properties style:column-width="1.787cm"/>
    </style:style>
    <style:style style:name="Table3.C" style:family="table-column">
      <style:table-column-properties style:column-width="1.785cm"/>
    </style:style>
    <style:style style:name="Table3.D" style:family="table-column">
      <style:table-column-properties style:column-width="1.79cm"/>
    </style:style>
    <style:style style:name="Table3.E" style:family="table-column">
      <style:table-column-properties style:column-width="1.72cm"/>
    </style:style>
    <style:style style:name="Table3.F" style:family="table-column">
      <style:table-column-properties style:column-width="1.725cm"/>
    </style:style>
    <style:style style:name="Table3.G" style:family="table-column">
      <style:table-column-properties style:column-width="1.739cm"/>
    </style:style>
    <style:style style:name="Table3.1" style:family="table-row">
      <style:table-row-properties fo:keep-together="always"/>
    </style:style>
    <style:style style:name="Table3.A1" style:family="table-cell">
      <style:table-cell-properties fo:padding-left="0.058cm" fo:padding-right="0.049cm" fo:padding-top="0cm" fo:padding-bottom="0cm" fo:border="0.5pt solid #00000a"/>
    </style:style>
    <style:style style:name="Table3.A2" style:family="table-cell">
      <style:table-cell-properties fo:background-color="#ffffff" fo:padding-left="0.058cm" fo:padding-right="0.049cm" fo:padding-top="0cm" fo:padding-bottom="0cm" fo:border="0.5pt solid #00000a">
        <style:background-image/>
      </style:table-cell-properties>
    </style:style>
    <style:style style:name="Table4" style:family="table">
      <style:table-properties style:width="25.003cm" fo:margin-left="-0.058cm" fo:margin-top="0cm" fo:margin-bottom="0cm" table:align="left" style:writing-mode="lr-tb"/>
    </style:style>
    <style:style style:name="Table4.A" style:family="table-column">
      <style:table-column-properties style:column-width="14.453cm"/>
    </style:style>
    <style:style style:name="Table4.B" style:family="table-column">
      <style:table-column-properties style:column-width="1.341cm"/>
    </style:style>
    <style:style style:name="Table4.D" style:family="table-column">
      <style:table-column-properties style:column-width="1.339cm"/>
    </style:style>
    <style:style style:name="Table4.F" style:family="table-column">
      <style:table-column-properties style:column-width="1.725cm"/>
    </style:style>
    <style:style style:name="Table4.H" style:family="table-column">
      <style:table-column-properties style:column-width="1.736cm"/>
    </style:style>
    <style:style style:name="Table4.1" style:family="table-row">
      <style:table-row-properties fo:keep-together="always"/>
    </style:style>
    <style:style style:name="Table4.A1" style:family="table-cell">
      <style:table-cell-properties fo:background-color="#ffffff" fo:padding-left="0.058cm" fo:padding-right="0.049cm" fo:padding-top="0cm" fo:padding-bottom="0cm" fo:border="0.5pt solid #00000a">
        <style:background-image/>
      </style:table-cell-properties>
    </style:style>
    <style:style style:name="Table4.B1" style:family="table-cell">
      <style:table-cell-properties fo:padding-left="0.058cm" fo:padding-right="0.049cm" fo:padding-top="0cm" fo:padding-bottom="0cm" fo:border="0.5pt solid #00000a"/>
    </style:style>
    <style:style style:name="Table4.C1" style:family="table-cell">
      <style:table-cell-properties fo:padding-left="0.058cm" fo:padding-right="0.049cm" fo:padding-top="0cm" fo:padding-bottom="0cm" fo:border="0.5pt solid #00000a"/>
    </style:style>
    <style:style style:name="Table4.D1" style:family="table-cell">
      <style:table-cell-properties fo:padding-left="0.058cm" fo:padding-right="0.049cm" fo:padding-top="0cm" fo:padding-bottom="0cm" fo:border="0.5pt solid #00000a"/>
    </style:style>
    <style:style style:name="Table4.E1" style:family="table-cell">
      <style:table-cell-properties fo:padding-left="0.058cm" fo:padding-right="0.049cm" fo:padding-top="0cm" fo:padding-bottom="0cm" fo:border="0.5pt solid #00000a"/>
    </style:style>
    <style:style style:name="Table4.F1" style:family="table-cell">
      <style:table-cell-properties fo:padding-left="0.058cm" fo:padding-right="0.049cm" fo:padding-top="0cm" fo:padding-bottom="0cm" fo:border="0.5pt solid #00000a"/>
    </style:style>
    <style:style style:name="Table4.G1" style:family="table-cell">
      <style:table-cell-properties fo:padding-left="0.058cm" fo:padding-right="0.049cm" fo:padding-top="0cm" fo:padding-bottom="0cm" fo:border="0.5pt solid #00000a"/>
    </style:style>
    <style:style style:name="Table4.H1" style:family="table-cell">
      <style:table-cell-properties fo:padding-left="0.058cm" fo:padding-right="0.049cm" fo:padding-top="0cm" fo:padding-bottom="0cm" fo:border="0.5pt solid #00000a"/>
    </style:style>
    <style:style style:name="Table4.A2" style:family="table-cell">
      <style:table-cell-properties fo:padding-left="0.058cm" fo:padding-right="0.049cm" fo:padding-top="0cm" fo:padding-bottom="0cm" fo:border="0.5pt solid #00000a"/>
    </style:style>
    <style:style style:name="Table5" style:family="table">
      <style:table-properties style:width="25.003cm" fo:margin-left="-0.058cm" fo:margin-top="0cm" fo:margin-bottom="0cm" table:align="left" style:writing-mode="lr-tb"/>
    </style:style>
    <style:style style:name="Table5.A" style:family="table-column">
      <style:table-column-properties style:column-width="14.381cm"/>
    </style:style>
    <style:style style:name="Table5.B" style:family="table-column">
      <style:table-column-properties style:column-width="1.178cm"/>
    </style:style>
    <style:style style:name="Table5.C" style:family="table-column">
      <style:table-column-properties style:column-width="1.177cm"/>
    </style:style>
    <style:style style:name="Table5.J" style:family="table-column">
      <style:table-column-properties style:column-width="1.198cm"/>
    </style:style>
    <style:style style:name="Table5.1" style:family="table-row">
      <style:table-row-properties fo:keep-together="auto"/>
    </style:style>
    <style:style style:name="Table5.A1" style:family="table-cell">
      <style:table-cell-properties fo:background-color="#ffffff" fo:padding-left="0.058cm" fo:padding-right="0.049cm" fo:padding-top="0cm" fo:padding-bottom="0cm" fo:border="0.5pt solid #00000a">
        <style:background-image/>
      </style:table-cell-properties>
    </style:style>
    <style:style style:name="Table5.B1" style:family="table-cell">
      <style:table-cell-properties fo:padding-left="0.058cm" fo:padding-right="0.049cm" fo:padding-top="0cm" fo:padding-bottom="0cm" fo:border="0.5pt solid #00000a"/>
    </style:style>
    <style:style style:name="Table5.C1" style:family="table-cell">
      <style:table-cell-properties fo:padding-left="0.058cm" fo:padding-right="0.049cm" fo:padding-top="0cm" fo:padding-bottom="0cm" fo:border="0.5pt solid #00000a"/>
    </style:style>
    <style:style style:name="Table5.D1" style:family="table-cell">
      <style:table-cell-properties fo:padding-left="0.058cm" fo:padding-right="0.049cm" fo:padding-top="0cm" fo:padding-bottom="0cm" fo:border="0.5pt solid #00000a"/>
    </style:style>
    <style:style style:name="Table5.E1" style:family="table-cell">
      <style:table-cell-properties fo:padding-left="0.058cm" fo:padding-right="0.049cm" fo:padding-top="0cm" fo:padding-bottom="0cm" fo:border="0.5pt solid #00000a"/>
    </style:style>
    <style:style style:name="Table5.F1" style:family="table-cell">
      <style:table-cell-properties fo:padding-left="0.058cm" fo:padding-right="0.049cm" fo:padding-top="0cm" fo:padding-bottom="0cm" fo:border="0.5pt solid #00000a"/>
    </style:style>
    <style:style style:name="Table5.G1" style:family="table-cell">
      <style:table-cell-properties fo:padding-left="0.058cm" fo:padding-right="0.049cm" fo:padding-top="0cm" fo:padding-bottom="0cm" fo:border="0.5pt solid #00000a"/>
    </style:style>
    <style:style style:name="Table5.H1" style:family="table-cell">
      <style:table-cell-properties fo:padding-left="0.058cm" fo:padding-right="0.049cm" fo:padding-top="0cm" fo:padding-bottom="0cm" fo:border="0.5pt solid #00000a"/>
    </style:style>
    <style:style style:name="Table5.I1" style:family="table-cell">
      <style:table-cell-properties fo:padding-left="0.058cm" fo:padding-right="0.049cm" fo:padding-top="0cm" fo:padding-bottom="0cm" fo:border="0.5pt solid #00000a"/>
    </style:style>
    <style:style style:name="Table5.J1" style:family="table-cell">
      <style:table-cell-properties fo:padding-left="0.058cm" fo:padding-right="0.049cm" fo:padding-top="0cm" fo:padding-bottom="0cm" fo:border="0.5pt solid #00000a"/>
    </style:style>
    <style:style style:name="Table5.A2" style:family="table-cell">
      <style:table-cell-properties fo:padding-left="0.058cm" fo:padding-right="0.049cm" fo:padding-top="0cm" fo:padding-bottom="0cm" fo:border="0.5pt solid #00000a"/>
    </style:style>
    <style:style style:name="Table6" style:family="table">
      <style:table-properties style:width="25.003cm" fo:margin-left="-0.058cm" fo:margin-top="0cm" fo:margin-bottom="0cm" table:align="left" style:writing-mode="lr-tb"/>
    </style:style>
    <style:style style:name="Table6.A" style:family="table-column">
      <style:table-column-properties style:column-width="14.455cm"/>
    </style:style>
    <style:style style:name="Table6.B" style:family="table-column">
      <style:table-column-properties style:column-width="3.014cm"/>
    </style:style>
    <style:style style:name="Table6.C" style:family="table-column">
      <style:table-column-properties style:column-width="2.252cm"/>
    </style:style>
    <style:style style:name="Table6.D" style:family="table-column">
      <style:table-column-properties style:column-width="1.757cm"/>
    </style:style>
    <style:style style:name="Table6.E" style:family="table-column">
      <style:table-column-properties style:column-width="0.69cm"/>
    </style:style>
    <style:style style:name="Table6.F" style:family="table-column">
      <style:table-column-properties style:column-width="2.835cm"/>
    </style:style>
    <style:style style:name="Table6.1" style:family="table-row">
      <style:table-row-properties style:min-row-height="0.49cm" fo:keep-together="auto"/>
    </style:style>
    <style:style style:name="Table6.A1" style:family="table-cell">
      <style:table-cell-properties fo:padding-left="0.058cm" fo:padding-right="0.049cm" fo:padding-top="0cm" fo:padding-bottom="0cm" fo:border="0.5pt solid #00000a"/>
    </style:style>
    <style:style style:name="Table6.2" style:family="table-row">
      <style:table-row-properties style:min-row-height="0.489cm"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7" style:family="table">
      <style:table-properties style:width="25.003cm" fo:margin-left="-0.058cm" fo:margin-top="0cm" fo:margin-bottom="0cm" table:align="left" style:writing-mode="lr-tb"/>
    </style:style>
    <style:style style:name="Table7.A" style:family="table-column">
      <style:table-column-properties style:column-width="14.452cm"/>
    </style:style>
    <style:style style:name="Table7.B" style:family="table-column">
      <style:table-column-properties style:column-width="0.36cm"/>
    </style:style>
    <style:style style:name="Table7.C" style:family="table-column">
      <style:table-column-properties style:column-width="1.212cm"/>
    </style:style>
    <style:style style:name="Table7.D" style:family="table-column">
      <style:table-column-properties style:column-width="1.214cm"/>
    </style:style>
    <style:style style:name="Table7.E" style:family="table-column">
      <style:table-column-properties style:column-width="0.6cm"/>
    </style:style>
    <style:style style:name="Table7.F" style:family="table-column">
      <style:table-column-properties style:column-width="0.63cm"/>
    </style:style>
    <style:style style:name="Table7.G" style:family="table-column">
      <style:table-column-properties style:column-width="1.217cm"/>
    </style:style>
    <style:style style:name="Table7.H" style:family="table-column">
      <style:table-column-properties style:column-width="0.122cm"/>
    </style:style>
    <style:style style:name="Table7.I" style:family="table-column">
      <style:table-column-properties style:column-width="1.644cm"/>
    </style:style>
    <style:style style:name="Table7.J" style:family="table-column">
      <style:table-column-properties style:column-width="0.081cm"/>
    </style:style>
    <style:style style:name="Table7.K" style:family="table-column">
      <style:table-column-properties style:column-width="1.69cm"/>
    </style:style>
    <style:style style:name="Table7.L" style:family="table-column">
      <style:table-column-properties style:column-width="1.78cm"/>
    </style:style>
    <style:style style:name="Table7.1" style:family="table-row">
      <style:table-row-properties fo:keep-together="auto"/>
    </style:style>
    <style:style style:name="Table7.A1" style:family="table-cell">
      <style:table-cell-properties fo:padding-left="0.058cm" fo:padding-right="0.049cm" fo:padding-top="0cm" fo:padding-bottom="0cm" fo:border="0.5pt solid #00000a"/>
    </style:style>
    <style:style style:name="Table7.A2" style:family="table-cell">
      <style:table-cell-properties fo:background-color="#ffffff" fo:padding-left="0.058cm" fo:padding-right="0.049cm" fo:padding-top="0cm" fo:padding-bottom="0cm" fo:border="0.5pt solid #00000a">
        <style:background-image/>
      </style:table-cell-properties>
    </style:style>
    <style:style style:name="Table8" style:family="table">
      <style:table-properties style:width="25.003cm" fo:margin-left="-0.058cm" fo:margin-top="0cm" fo:margin-bottom="0cm" table:align="left" style:writing-mode="lr-tb"/>
    </style:style>
    <style:style style:name="Table8.A" style:family="table-column">
      <style:table-column-properties style:column-width="14.455cm"/>
    </style:style>
    <style:style style:name="Table8.B" style:family="table-column">
      <style:table-column-properties style:column-width="3.478cm"/>
    </style:style>
    <style:style style:name="Table8.C" style:family="table-column">
      <style:table-column-properties style:column-width="3.291cm"/>
    </style:style>
    <style:style style:name="Table8.D" style:family="table-column">
      <style:table-column-properties style:column-width="3.776cm"/>
    </style:style>
    <style:style style:name="Table8.1" style:family="table-row">
      <style:table-row-properties fo:keep-together="auto"/>
    </style:style>
    <style:style style:name="Table8.A1" style:family="table-cell">
      <style:table-cell-properties fo:padding-left="0.058cm" fo:padding-right="0.049cm" fo:padding-top="0cm" fo:padding-bottom="0cm" fo:border="0.5pt solid #00000a"/>
    </style:style>
    <style:style style:name="Table9" style:family="table">
      <style:table-properties style:width="24.968cm" fo:margin-left="-0.004cm" fo:margin-top="0cm" fo:margin-bottom="0cm" table:align="left" style:writing-mode="lr-tb"/>
    </style:style>
    <style:style style:name="Table9.A" style:family="table-column">
      <style:table-column-properties style:column-width="13.614cm"/>
    </style:style>
    <style:style style:name="Table9.B" style:family="table-column">
      <style:table-column-properties style:column-width="1.395cm"/>
    </style:style>
    <style:style style:name="Table9.C" style:family="table-column">
      <style:table-column-properties style:column-width="0.866cm"/>
    </style:style>
    <style:style style:name="Table9.D" style:family="table-column">
      <style:table-column-properties style:column-width="2.261cm"/>
    </style:style>
    <style:style style:name="Table9.E" style:family="table-column">
      <style:table-column-properties style:column-width="2.044cm"/>
    </style:style>
    <style:style style:name="Table9.F" style:family="table-column">
      <style:table-column-properties style:column-width="0.24cm"/>
    </style:style>
    <style:style style:name="Table9.H" style:family="table-column">
      <style:table-column-properties style:column-width="2.286cm"/>
    </style:style>
    <style:style style:name="Table9.1" style:family="table-row">
      <style:table-row-properties style:min-row-height="0.503cm" fo:keep-together="auto"/>
    </style:style>
    <style:style style:name="Table9.A1" style:family="table-cell">
      <style:table-cell-properties fo:padding-left="0.058cm" fo:padding-right="0.049cm" fo:padding-top="0cm" fo:padding-bottom="0cm" fo:border="0.5pt solid #00000a"/>
    </style:style>
    <style:style style:name="Table9.3" style:family="table-row">
      <style:table-row-properties fo:keep-together="auto"/>
    </style:style>
    <style:style style:name="Table9.4" style:family="table-row">
      <style:table-row-properties style:min-row-height="0.238cm"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9.9" style:family="table-row">
      <style:table-row-properties fo:keep-together="auto"/>
    </style:style>
    <style:style style:name="Table9.10" style:family="table-row">
      <style:table-row-properties fo:keep-together="auto"/>
    </style:style>
    <style:style style:name="Table9.11" style:family="table-row">
      <style:table-row-properties fo:keep-together="auto"/>
    </style:style>
    <style:style style:name="Table9.12" style:family="table-row">
      <style:table-row-properties fo:keep-together="auto"/>
    </style:style>
    <style:style style:name="Table10" style:family="table">
      <style:table-properties style:width="25.003cm" fo:margin-left="-0.058cm" fo:margin-top="0cm" fo:margin-bottom="0cm" table:align="left" style:writing-mode="lr-tb"/>
    </style:style>
    <style:style style:name="Table10.A" style:family="table-column">
      <style:table-column-properties style:column-width="25.003cm"/>
    </style:style>
    <style:style style:name="Table10.1" style:family="table-row">
      <style:table-row-properties fo:keep-together="always"/>
    </style:style>
    <style:style style:name="Table10.A1" style:family="table-cell">
      <style:table-cell-properties fo:padding-left="0.058cm" fo:padding-right="0.049cm" fo:padding-top="0cm" fo:padding-bottom="0cm" fo:border="0.5pt solid #00000a"/>
    </style:style>
    <style:style style:name="Table11" style:family="table">
      <style:table-properties style:width="25.053cm" fo:margin-left="-0.058cm" fo:margin-top="0cm" fo:margin-bottom="0cm" table:align="left" style:writing-mode="lr-tb"/>
    </style:style>
    <style:style style:name="Table11.A" style:family="table-column">
      <style:table-column-properties style:column-width="17.551cm"/>
    </style:style>
    <style:style style:name="Table11.B" style:family="table-column">
      <style:table-column-properties style:column-width="7.5cm"/>
    </style:style>
    <style:style style:name="Table11.1" style:family="table-row">
      <style:table-row-properties fo:keep-together="always"/>
    </style:style>
    <style:style style:name="Table11.A1" style:family="table-cell">
      <style:table-cell-properties fo:padding-left="0.058cm" fo:padding-right="0.049cm" fo:padding-top="0cm" fo:padding-bottom="0cm" fo:border="0.5pt solid #00000a"/>
    </style:style>
    <style:style style:name="P1" style:family="paragraph" style:parent-style-name="Standard">
      <style:paragraph-properties fo:margin-top="0cm" fo:margin-bottom="0.212cm" style:contextual-spacing="false" fo:text-align="justify" style:justify-single-word="false"/>
    </style:style>
    <style:style style:name="P2" style:family="paragraph" style:parent-style-name="Standard">
      <style:paragraph-properties fo:margin-top="0cm" fo:margin-bottom="0.212cm" style:contextual-spacing="false" fo:text-align="justify" style:justify-single-word="false"/>
      <style:text-properties officeooo:paragraph-rsid="001c6ca0"/>
    </style:style>
    <style:style style:name="P3" style:family="paragraph" style:parent-style-name="Standard">
      <style:paragraph-properties fo:margin-top="0cm" fo:margin-bottom="0.212cm" style:contextual-spacing="false" fo:text-align="justify" style:justify-single-word="false"/>
      <style:text-properties officeooo:paragraph-rsid="00224741"/>
    </style:style>
    <style:style style:name="P4" style:family="paragraph" style:parent-style-name="Standard">
      <style:paragraph-properties fo:margin-top="0cm" fo:margin-bottom="0.212cm" style:contextual-spacing="false" fo:text-align="justify" style:justify-single-word="false"/>
      <style:text-properties fo:font-weight="bold" style:font-weight-asian="bold"/>
    </style:style>
    <style:style style:name="P5" style:family="paragraph" style:parent-style-name="Standard">
      <style:paragraph-properties fo:margin-top="0cm" fo:margin-bottom="0.212cm" style:contextual-spacing="false" fo:text-align="center" style:justify-single-word="false"/>
      <style:text-properties fo:font-weight="bold" style:font-weight-asian="bold"/>
    </style:style>
    <style:style style:name="P6" style:family="paragraph" style:parent-style-name="Standard">
      <style:paragraph-properties fo:margin-top="0cm" fo:margin-bottom="0.212cm" style:contextual-spacing="false" fo:text-align="center" style:justify-single-word="false"/>
      <style:text-properties fo:font-weight="bold" officeooo:rsid="0029d682" officeooo:paragraph-rsid="0029d682" style:font-weight-asian="bold"/>
    </style:style>
    <style:style style:name="P7" style:family="paragraph" style:parent-style-name="Standard">
      <style:paragraph-properties fo:margin-top="0cm" fo:margin-bottom="0.212cm" style:contextual-spacing="false" fo:text-align="justify" style:justify-single-word="false"/>
      <style:text-properties fo:language="fr" fo:country="FR" officeooo:rsid="00173961" officeooo:paragraph-rsid="00173961"/>
    </style:style>
    <style:style style:name="P8" style:family="paragraph" style:parent-style-name="Standard">
      <style:paragraph-properties fo:margin-top="0cm" fo:margin-bottom="0.212cm" style:contextual-spacing="false" fo:text-align="justify" style:justify-single-word="false"/>
      <style:text-properties officeooo:rsid="00154c31" officeooo:paragraph-rsid="00154c31"/>
    </style:style>
    <style:style style:name="P9" style:family="paragraph" style:parent-style-name="Standard">
      <style:paragraph-properties fo:margin-top="0cm" fo:margin-bottom="0.212cm" style:contextual-spacing="false" fo:text-align="justify" style:justify-single-word="false"/>
      <style:text-properties officeooo:rsid="00157513" officeooo:paragraph-rsid="00157513"/>
    </style:style>
    <style:style style:name="P10" style:family="paragraph" style:parent-style-name="Standard">
      <style:paragraph-properties fo:margin-top="0cm" fo:margin-bottom="0.212cm" style:contextual-spacing="false" fo:text-align="justify" style:justify-single-word="false"/>
      <style:text-properties officeooo:rsid="001a3871" officeooo:paragraph-rsid="001a3871"/>
    </style:style>
    <style:style style:name="P11" style:family="paragraph" style:parent-style-name="Standard">
      <style:paragraph-properties fo:margin-top="0cm" fo:margin-bottom="0.212cm" style:contextual-spacing="false" fo:text-align="justify" style:justify-single-word="false"/>
      <style:text-properties officeooo:rsid="001ba381" officeooo:paragraph-rsid="001ffff0"/>
    </style:style>
    <style:style style:name="P12" style:family="paragraph" style:parent-style-name="Standard">
      <style:paragraph-properties fo:margin-top="0cm" fo:margin-bottom="0.212cm" style:contextual-spacing="false" fo:text-align="justify" style:justify-single-word="false"/>
      <style:text-properties officeooo:rsid="001e4d56" officeooo:paragraph-rsid="001e4d56"/>
    </style:style>
    <style:style style:name="P13" style:family="paragraph" style:parent-style-name="Standard">
      <style:paragraph-properties fo:margin-top="0cm" fo:margin-bottom="0.212cm" style:contextual-spacing="false" fo:text-align="justify" style:justify-single-word="false"/>
      <style:text-properties officeooo:rsid="001ffff0" officeooo:paragraph-rsid="001ffff0"/>
    </style:style>
    <style:style style:name="P14" style:family="paragraph" style:parent-style-name="Standard">
      <style:paragraph-properties fo:margin-top="0cm" fo:margin-bottom="0.212cm" style:contextual-spacing="false" fo:text-align="justify" style:justify-single-word="false"/>
      <style:text-properties officeooo:rsid="002152d3" officeooo:paragraph-rsid="002152d3"/>
    </style:style>
    <style:style style:name="P15" style:family="paragraph" style:parent-style-name="Standard">
      <style:paragraph-properties fo:margin-top="0cm" fo:margin-bottom="0.212cm" style:contextual-spacing="false" fo:text-align="justify" style:justify-single-word="false"/>
      <style:text-properties officeooo:rsid="00224741" officeooo:paragraph-rsid="00224741"/>
    </style:style>
    <style:style style:name="P16" style:family="paragraph" style:parent-style-name="Standard">
      <style:paragraph-properties fo:margin-top="0cm" fo:margin-bottom="0.212cm" style:contextual-spacing="false" fo:text-align="justify" style:justify-single-word="false"/>
      <style:text-properties officeooo:rsid="0026dfdb" officeooo:paragraph-rsid="0026dfdb"/>
    </style:style>
    <style:style style:name="P17" style:family="paragraph" style:parent-style-name="Standard">
      <style:paragraph-properties fo:margin-top="0cm" fo:margin-bottom="0.212cm" style:contextual-spacing="false" fo:text-align="justify" style:justify-single-word="false"/>
      <style:text-properties officeooo:rsid="0026dfdb" officeooo:paragraph-rsid="00270115"/>
    </style:style>
    <style:style style:name="P18" style:family="paragraph" style:parent-style-name="Standard">
      <style:paragraph-properties fo:margin-top="0cm" fo:margin-bottom="0.212cm" style:contextual-spacing="false" fo:text-align="justify" style:justify-single-word="false"/>
      <style:text-properties officeooo:rsid="00270115" officeooo:paragraph-rsid="00270115"/>
    </style:style>
    <style:style style:name="P19" style:family="paragraph" style:parent-style-name="Standard">
      <style:paragraph-properties fo:margin-top="0cm" fo:margin-bottom="0.212cm" style:contextual-spacing="false" fo:text-align="justify" style:justify-single-word="false"/>
      <style:text-properties officeooo:rsid="002b8cc5" officeooo:paragraph-rsid="002b8cc5"/>
    </style:style>
    <style:style style:name="P20" style:family="paragraph" style:parent-style-name="Standard">
      <style:paragraph-properties fo:margin-top="0cm" fo:margin-bottom="0.212cm" style:contextual-spacing="false" fo:text-align="justify" style:justify-single-word="false"/>
      <style:text-properties officeooo:rsid="002ba72d" officeooo:paragraph-rsid="002ba72d"/>
    </style:style>
    <style:style style:name="P21" style:family="paragraph" style:parent-style-name="Standard">
      <style:paragraph-properties fo:margin-top="0cm" fo:margin-bottom="0.212cm" style:contextual-spacing="false" fo:text-align="justify" style:justify-single-word="false"/>
      <style:text-properties officeooo:rsid="002ce42f" officeooo:paragraph-rsid="002ce42f"/>
    </style:style>
    <style:style style:name="P22" style:family="paragraph" style:parent-style-name="Standard">
      <style:paragraph-properties fo:margin-top="0cm" fo:margin-bottom="0.212cm" style:contextual-spacing="false" fo:text-align="justify" style:justify-single-word="false"/>
      <style:text-properties fo:font-weight="normal" officeooo:rsid="002e863e" officeooo:paragraph-rsid="002e863e" style:font-weight-asian="normal" style:font-weight-complex="normal"/>
    </style:style>
    <style:style style:name="P23" style:family="paragraph" style:parent-style-name="Standard">
      <style:paragraph-properties fo:margin-top="0cm" fo:margin-bottom="0.212cm" style:contextual-spacing="false" fo:text-align="justify" style:justify-single-word="false"/>
      <style:text-properties fo:font-weight="normal" officeooo:rsid="002ef1fb" officeooo:paragraph-rsid="002ef1fb" style:font-weight-asian="normal" style:font-weight-complex="normal"/>
    </style:style>
    <style:style style:name="P24" style:family="paragraph" style:parent-style-name="Standard">
      <style:paragraph-properties fo:margin-top="0cm" fo:margin-bottom="0.212cm" style:contextual-spacing="false" fo:text-align="justify" style:justify-single-word="false"/>
      <style:text-properties fo:font-weight="normal" officeooo:paragraph-rsid="002e863e" style:font-weight-asian="normal"/>
    </style:style>
    <style:style style:name="P25" style:family="paragraph" style:parent-style-name="Standard">
      <style:paragraph-properties fo:margin-top="0cm" fo:margin-bottom="0.212cm" style:contextual-spacing="false" fo:text-align="justify" style:justify-single-word="false" fo:padding="0.074cm" fo:border-left="none" fo:border-right="none" fo:border-top="none" fo:border-bottom="0.06pt solid #000000" style:join-border="false"/>
      <style:text-properties officeooo:rsid="001a3871" officeooo:paragraph-rsid="001a3871"/>
    </style:style>
    <style:style style:name="P26" style:family="paragraph" style:parent-style-name="Standard">
      <style:paragraph-properties fo:margin-top="0cm" fo:margin-bottom="0.212cm" style:contextual-spacing="false" fo:text-align="justify" style:justify-single-word="false" fo:padding="0.074cm" fo:border-left="none" fo:border-right="none" fo:border-top="none" fo:border-bottom="0.06pt solid #000000" style:join-border="false"/>
      <style:text-properties officeooo:paragraph-rsid="0024469e"/>
    </style:style>
    <style:style style:name="P27" style:family="paragraph" style:parent-style-name="Standard">
      <style:paragraph-properties fo:margin-top="0cm" fo:margin-bottom="0cm" style:contextual-spacing="false"/>
    </style:style>
    <style:style style:name="P28" style:family="paragraph" style:parent-style-name="Standard">
      <style:paragraph-properties fo:margin-top="0cm" fo:margin-bottom="0cm" style:contextual-spacing="false" fo:text-align="start" style:justify-single-word="false"/>
    </style:style>
    <style:style style:name="P29" style:family="paragraph" style:parent-style-name="Standard">
      <style:paragraph-properties fo:margin-top="0cm" fo:margin-bottom="0cm" style:contextual-spacing="false" fo:text-align="start" style:justify-single-word="false">
        <style:tab-stops>
          <style:tab-stop style:position="14.459cm"/>
          <style:tab-stop style:position="17.972cm"/>
          <style:tab-stop style:position="21.486cm"/>
        </style:tab-stops>
      </style:paragraph-properties>
      <style:text-properties officeooo:paragraph-rsid="00157513"/>
    </style:style>
    <style:style style:name="P30" style:family="paragraph" style:parent-style-name="Standard">
      <style:paragraph-properties fo:margin-top="0cm" fo:margin-bottom="0cm" style:contextual-spacing="false"/>
      <style:text-properties fo:font-weight="bold" style:font-weight-asian="bold"/>
    </style:style>
    <style:style style:name="P31" style:family="paragraph" style:parent-style-name="Standard">
      <style:paragraph-properties fo:margin-top="0cm" fo:margin-bottom="0cm" style:contextual-spacing="false"/>
      <style:text-properties fo:font-size="11pt" style:font-size-asian="11pt" style:font-size-complex="11pt"/>
    </style:style>
    <style:style style:name="P32" style:family="paragraph" style:parent-style-name="Standard">
      <style:paragraph-properties fo:margin-top="0cm" fo:margin-bottom="0cm" style:contextual-spacing="false" fo:break-before="page"/>
    </style:style>
    <style:style style:name="P33" style:family="paragraph" style:parent-style-name="Standard">
      <style:paragraph-properties fo:margin-top="0cm" fo:margin-bottom="0cm" style:contextual-spacing="false" fo:text-align="start" style:justify-single-word="false" fo:break-before="page"/>
    </style:style>
    <style:style style:name="P34" style:family="paragraph" style:parent-style-name="Standard">
      <style:paragraph-properties fo:margin-top="0cm" fo:margin-bottom="0cm" style:contextual-spacing="false" fo:text-align="start" style:justify-single-word="false" fo:break-before="page">
        <style:tab-stops>
          <style:tab-stop style:position="14.459cm"/>
          <style:tab-stop style:position="17.972cm"/>
          <style:tab-stop style:position="21.486cm"/>
        </style:tab-stops>
      </style:paragraph-properties>
      <style:text-properties officeooo:paragraph-rsid="00157513"/>
    </style:style>
    <style:style style:name="P35" style:family="paragraph" style:parent-style-name="Standard">
      <style:paragraph-properties fo:margin-top="0cm" fo:margin-bottom="0cm" style:contextual-spacing="false" fo:break-before="page"/>
      <style:text-properties fo:font-size="11pt" style:font-size-asian="11pt" style:font-size-complex="11pt"/>
    </style:style>
    <style:style style:name="P36" style:family="paragraph" style:parent-style-name="Footer">
      <style:paragraph-properties fo:margin-top="0.212cm" fo:margin-bottom="0.212cm" style:contextual-spacing="false">
        <style:tab-stops>
          <style:tab-stop style:position="7.938cm" style:type="center"/>
          <style:tab-stop style:position="16.193cm" style:type="right"/>
        </style:tab-stops>
      </style:paragraph-properties>
      <style:text-properties fo:font-size="9pt" officeooo:rsid="0030f815" officeooo:paragraph-rsid="0030f815" style:font-size-asian="9pt" style:font-size-complex="9pt"/>
    </style:style>
    <style:style style:name="P37" style:family="paragraph">
      <style:paragraph-properties fo:text-align="center"/>
    </style:style>
    <style:style style:name="T1" style:family="text">
      <style:text-properties fo:font-style="italic" fo:font-weight="bold" style:font-style-asian="italic" style:font-weight-asian="bold"/>
    </style:style>
    <style:style style:name="T2" style:family="text">
      <style:text-properties fo:font-weight="bold" style:font-weight-asian="bold"/>
    </style:style>
    <style:style style:name="T3" style:family="text">
      <style:text-properties fo:font-weight="bold" officeooo:rsid="001e4d56" style:font-weight-asian="bold"/>
    </style:style>
    <style:style style:name="T4" style:family="text">
      <style:text-properties fo:font-weight="normal" officeooo:rsid="00152402" style:font-weight-asian="normal" style:font-weight-complex="normal"/>
    </style:style>
    <style:style style:name="T5" style:family="text">
      <style:text-properties fo:font-weight="normal" officeooo:rsid="00154c31" style:font-weight-asian="normal" style:font-weight-complex="normal"/>
    </style:style>
    <style:style style:name="T6" style:family="text">
      <style:text-properties officeooo:rsid="00191882"/>
    </style:style>
    <style:style style:name="T7" style:family="text">
      <style:text-properties officeooo:rsid="001ffff0"/>
    </style:style>
    <style:style style:name="T8" style:family="text">
      <style:text-properties officeooo:rsid="0024469e"/>
    </style:style>
    <style:style style:name="T9" style:family="text">
      <style:text-properties officeooo:rsid="0024f901"/>
    </style:style>
    <style:style style:name="T10" style:family="text">
      <style:text-properties officeooo:rsid="00270115"/>
    </style:style>
    <style:style style:name="T11" style:family="text">
      <style:text-properties officeooo:rsid="002dd06e"/>
    </style:style>
    <style:style style:name="T12" style:family="text">
      <style:text-properties officeooo:rsid="002e7f9f"/>
    </style:style>
    <style:style style:name="T13" style:family="text">
      <style:text-properties officeooo:rsid="002e863e" style:font-weight-complex="normal"/>
    </style: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text:span text:style-name="T1">SE2NN11 MLP Lab 1 Report Sheet 2014/15</text:span></text:p>
          </table:table-cell>
          <table:covered-table-cell/>
          <table:covered-table-cell/>
          <table:covered-table-cell/>
          <table:covered-table-cell/>
        </table:table-row>
        <table:table-row table:style-name="Table1.1">
          <table:table-cell table:style-name="Table1.A1" office:value-type="string">
            <text:p text:style-name="P1"><text:span text:style-name="T2">Student Name: <text:s/></text:span><text:span text:style-name="T4">Abdelrahmane Bray</text:span></text:p>
          </table:table-cell>
          <table:table-cell table:style-name="Table1.A1" table:number-columns-spanned="4" office:value-type="string">
            <text:p text:style-name="P1"><text:span text:style-name="T2">Marks</text:span></text:p>
          </table:table-cell>
          <table:covered-table-cell/>
          <table:covered-table-cell/>
          <table:covered-table-cell/>
        </table:table-row>
        <table:table-row table:style-name="Table1.1">
          <table:table-cell table:style-name="Table1.A1" office:value-type="string">
            <text:p text:style-name="P1"><text:span text:style-name="T2">Date: <text:s/></text:span><text:span text:style-name="T5">21/10/2014</text:span></text:p>
          </table:table-cell>
          <table:table-cell table:style-name="Table1.A1" office:value-type="string">
            <text:p text:style-name="P1"><text:span text:style-name="T2">Missing</text:span></text:p>
          </table:table-cell>
          <table:table-cell table:style-name="Table1.A1" office:value-type="string">
            <text:p text:style-name="P1"><text:span text:style-name="T2">Poor</text:span></text:p>
          </table:table-cell>
          <table:table-cell table:style-name="Table1.A1" office:value-type="string">
            <text:p text:style-name="P1"><text:span text:style-name="T2">Ok</text:span></text:p>
          </table:table-cell>
          <table:table-cell table:style-name="Table1.A1" office:value-type="string">
            <text:p text:style-name="P1"><text:span text:style-name="T2">Good</text:span></text:p>
          </table:table-cell>
        </table:table-row>
        <table:table-row table:style-name="Table1.1">
          <table:table-cell table:style-name="Table1.A1" office:value-type="string">
            <text:p text:style-name="P1"><text:span text:style-name="T2">Introduction</text:span></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2</text:p>
          </table:table-cell>
          <table:table-cell table:style-name="Table1.A1" office:value-type="string">
            <text:p text:style-name="P1">3</text:p>
          </table:table-cell>
        </table:table-row>
        <table:table-row table:style-name="Table1.1">
          <table:table-cell table:style-name="Table1.A1" table:number-columns-spanned="5" office:value-type="string">
            <text:p text:style-name="P1"/>
            <text:p text:style-name="P8">The aim of this practical is to develop, through coding, a functional program which can simulate an artificial neural network. </text:p>
            <text:p text:style-name="P8">Most of the program already is functional, and all that is expected during this practical is to program key methods which take care of the learning algorithm. <text:s/></text:p>
            <text:p text:style-name="P8"/>
            <text:p text:style-name="P19">The methods relating to calculating the output for single-layered linearly-activated networks as well as single-layered sigmoidal-activated networks are fully implemented during the practical. </text:p>
            <text:p text:style-name="P1"/>
            <text:p text:style-name="P19">Single-layered networks function in the same way a single perceptron would, <text:s/>each neuron has its own output, weights and targets but all neurons share the same inputs. Single layers can thus learn to solve different problems from the same inputs.</text:p>
            <text:p text:style-name="P1"><text:bookmark text:name="_GoBack"/></text:p>
          </table:table-cell>
          <table:covered-table-cell/>
          <table:covered-table-cell/>
          <table:covered-table-cell/>
          <table:covered-table-cell/>
        </table:table-row>
      </table:table>
      <text:p text:style-name="P29"/>
      <text:p text:style-name="P34"><text:span text:style-name="T2"><text:tab/><text:tab/><text:tab/></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2">Output of Untrained LinearLayerNetwork network</text:span></text:p>
          </table:table-cell>
          <table:table-cell table:style-name="Table2.A1" office:value-type="string">
            <text:p text:style-name="P1"><text:span text:style-name="T2">Missing</text:span></text:p>
          </table:table-cell>
          <table:table-cell table:style-name="Table2.A1" office:value-type="string">
            <text:p text:style-name="P1"><text:span text:style-name="T2">Poor</text:span></text:p>
          </table:table-cell>
          <table:table-cell table:style-name="Table2.A1" office:value-type="string">
            <text:p text:style-name="P1"><text:span text:style-name="T2">Correct</text:span></text:p>
          </table:table-cell>
        </table:table-row>
        <table:table-row table:style-name="Table2.1">
          <table:covered-table-cell/>
          <table:table-cell table:style-name="Table2.A1" office:value-type="string">
            <text:p text:style-name="P1">0</text:p>
          </table:table-cell>
          <table:table-cell table:style-name="Table2.A1" office:value-type="string">
            <text:p text:style-name="P1">1</text:p>
          </table:table-cell>
          <table:table-cell table:style-name="Table2.A1" office:value-type="string">
            <text:p text:style-name="P1">2</text:p>
          </table:table-cell>
        </table:table-row>
        <table:table-row table:style-name="Table2.3">
          <table:table-cell table:style-name="Table2.A1" table:number-columns-spanned="4" office:value-type="string">
            <text:p text:style-name="P9">Richard J. Mitchell's Perceptron Network Program</text:p>
            <text:p text:style-name="P9"><text:tab/>Adapted by Abdelrahmane Bray [Autumn 2014]</text:p>
            <text:p text:style-name="P9"></text:p>
            <text:p text:style-name="P9">######################</text:p>
            <text:p text:style-name="P9"></text:p>
            <text:p text:style-name="P9"></text:p>
            <text:p text:style-name="P9">Network is: for Linear-activation</text:p>
            <text:p text:style-name="P9">Initial weights seed [0] </text:p>
            <text:p text:style-name="P9">Learning rate: [0.2]. Momentum: [0]</text:p>
            <text:p text:style-name="P9"></text:p>
            <text:p text:style-name="P9">MENU:: Select one of the following:</text:p>
            <text:p text:style-name="P9">[T]est Network. Set [N]etwork. Set Learning-[C]onstants. [I]nitialise Random Seed. [Q]uit</text:p>
            <text:p text:style-name="P9">&gt;t</text:p>
            <text:p text:style-name="P9"><text:s text:c="11"/>Inputs <text:s text:c="19"/>Targets <text:s text:c="19"/>Actuals <text:s text:c="17"/>Rescaled</text:p>
            <text:p text:style-name="P9"><text:s text:c="8"/>0 <text:s text:c="6"/>0 : <text:s text:c="7"/>0 <text:s text:c="6"/>0 <text:s text:c="6"/>0 : <text:s text:c="5"/>0.2 <text:s text:c="4"/>0.3 <text:s text:c="4"/>0.4 : <text:s text:c="7"/>0 <text:s text:c="6"/>0 <text:s text:c="6"/>0</text:p>
            <text:p text:style-name="P9"><text:s text:c="8"/>0 <text:s text:c="6"/>1 : <text:s text:c="7"/>0 <text:s text:c="6"/>1 <text:s text:c="6"/>1 : <text:s text:c="5"/>0.5 <text:s text:c="4"/>0.4 <text:s text:c="4"/>0.6 : <text:s text:c="7"/>0 <text:s text:c="6"/>0 <text:s text:c="6"/>1</text:p>
            <text:p text:style-name="P9"><text:s text:c="8"/>1 <text:s text:c="6"/>0 : <text:s text:c="7"/>0 <text:s text:c="6"/>1 <text:s text:c="6"/>1 : <text:s text:c="5"/>0.7 <text:s text:c="4"/>0.8 <text:s text:c="4"/>0.5 : <text:s text:c="7"/>1 <text:s text:c="6"/>1 <text:s text:c="6"/>0</text:p>
            <text:p text:style-name="P9"><text:s text:c="8"/>1 <text:s text:c="6"/>1 : <text:s text:c="7"/>1 <text:s text:c="6"/>1 <text:s text:c="6"/>0 : <text:s text:c="7"/>1 <text:s text:c="4"/>0.9 <text:s text:c="4"/>0.7 : <text:s text:c="7"/>1 <text:s text:c="6"/>1 <text:s text:c="6"/>1</text:p>
            <text:p text:style-name="P9">Mean Sum Square Errors are <text:s text:c="3"/>0.195 <text:s text:c="2"/>0.125 <text:s text:c="2"/>0.265</text:p>
            <text:p text:style-name="P9">% Correct Classifications <text:s text:c="6"/>75 <text:s text:c="5"/>75 <text:s text:c="5"/>50</text:p>
            <text:p text:style-name="P9"><text:soft-page-break/></text:p>
            <text:p text:style-name="P9">SELECT:</text:p>
            <text:p text:style-name="P9">[L]earn. [P]resent Data. [C]hange Learning Constants. Find [W]eights. [S]ave Learnt Data. [A]bort.</text:p>
            <text:p text:style-name="P9">&gt;l</text:p>
            <text:p text:style-name="P9"></text:p>
            <text:p text:style-name="P9"><text:tab/>Epoch <text:s text:c="5"/>0</text:p>
            <text:p text:style-name="P9">AndOrXor : Mean Sum Square Errors are <text:s text:c="3"/>0.195 <text:s text:c="2"/>0.125 <text:s text:c="2"/>0.265</text:p>
            <text:p text:style-name="P9"></text:p>
            <text:p text:style-name="P9"><text:tab/>Epoch <text:s text:c="5"/>1</text:p>
            <text:p text:style-name="P9">AndOrXor : Mean Sum Square Errors are <text:s text:c="3"/>0.195 <text:s text:c="2"/>0.125 <text:s text:c="2"/>0.265</text:p>
            <text:p text:style-name="P9"></text:p>
            <text:p text:style-name="P9"><text:tab/>Epoch <text:s text:c="5"/>2</text:p>
            <text:p text:style-name="P9">AndOrXor : Mean Sum Square Errors are <text:s text:c="3"/>0.195 <text:s text:c="2"/>0.125 <text:s text:c="2"/>0.265</text:p>
            <text:p text:style-name="P9"></text:p>
            <text:p text:style-name="P9"><text:tab/>Epoch <text:s text:c="5"/>3</text:p>
            <text:p text:style-name="P9">AndOrXor : Mean Sum Square Errors are <text:s text:c="3"/>0.195 <text:s text:c="2"/>0.125 <text:s text:c="2"/>0.265</text:p>
            <text:p text:style-name="P9"></text:p>
            <text:p text:style-name="P9"><text:tab/>Epoch <text:s text:c="5"/>4</text:p>
            <text:p text:style-name="P9">AndOrXor : Mean Sum Square Errors are <text:s text:c="3"/>0.195 <text:s text:c="2"/>0.125 <text:s text:c="2"/>0.265</text:p>
            <text:p text:style-name="P9"></text:p>
            <text:p text:style-name="P9"><text:tab/>Epoch <text:s text:c="5"/>5</text:p>
            <text:p text:style-name="P9">AndOrXor : Mean Sum Square Errors are <text:s text:c="3"/>0.195 <text:s text:c="2"/>0.125 <text:s text:c="2"/>0.265</text:p>
            <text:p text:style-name="P9"></text:p>
            <text:p text:style-name="P9"><text:soft-page-break/><text:tab/>Epoch <text:s text:c="5"/>6</text:p>
            <text:p text:style-name="P9">AndOrXor : Mean Sum Square Errors are <text:s text:c="3"/>0.195 <text:s text:c="2"/>0.125 <text:s text:c="2"/>0.265</text:p>
            <text:p text:style-name="P9"></text:p>
            <text:p text:style-name="P9">SELECT:</text:p>
            <text:p text:style-name="P9">[L]earn. [P]resent Data. [C]hange Learning Constants. Find [W]eights. [S]ave Learnt Data. [A]bort.</text:p>
            <text:p text:style-name="P9">&gt;</text:p>
          </table:table-cell>
          <table:covered-table-cell/>
          <table:covered-table-cell/>
          <table:covered-table-cell/>
        </table:table-row>
      </table:table>
      <text:p text:style-name="P31"/>
      <text:p text:style-name="P31"/>
      <text:p text:style-name="P31"/>
      <text:p text:style-name="P31"/>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text:span text:style-name="T2">LinearLayerNetwork Functions – mark scheme</text:span></text:p>
          </table:table-cell>
          <table:table-cell table:style-name="Table3.A1" table:number-columns-spanned="3" office:value-type="string">
            <text:p text:style-name="P1"><text:span text:style-name="T2">Code</text:span></text:p>
          </table:table-cell>
          <table:covered-table-cell/>
          <table:covered-table-cell/>
          <table:table-cell table:style-name="Table3.A1" table:number-columns-spanned="3" office:value-type="string">
            <text:p text:style-name="P1"><text:span text:style-name="T2">Comments</text:span></text:p>
          </table:table-cell>
          <table:covered-table-cell/>
          <table:covered-table-cell/>
        </table:table-row>
        <table:table-row table:style-name="Table3.1">
          <table:table-cell table:style-name="Table3.A2" office:value-type="string">
            <text:p text:style-name="P1"><text:span text:style-name="T2">Function ReturnTheWeights</text:span></text:p>
          </table:table-cell>
          <table:table-cell table:style-name="Table3.A1" office:value-type="string">
            <text:p text:style-name="P1">0</text:p>
          </table:table-cell>
          <table:table-cell table:style-name="Table3.A1" office:value-type="string">
            <text:p text:style-name="P1">1</text:p>
          </table:table-cell>
          <table:table-cell table:style-name="Table3.A1" office:value-type="string">
            <text:p text:style-name="P1">2</text:p>
          </table:table-cell>
          <table:table-cell table:style-name="Table3.A1" office:value-type="string">
            <text:p text:style-name="P1">0</text:p>
          </table:table-cell>
          <table:table-cell table:style-name="Table3.A1" office:value-type="string">
            <text:p text:style-name="P1">1</text:p>
          </table:table-cell>
          <table:table-cell table:style-name="Table3.A1" office:value-type="string">
            <text:p text:style-name="P1">2</text:p>
          </table:table-cell>
        </table:table-row>
        <table:table-row table:style-name="Table3.1">
          <table:table-cell table:style-name="Table3.A2" table:number-columns-spanned="7" office:value-type="string">
            <text:p text:style-name="P9">///&lt;summary&gt;</text:p>
            <text:p text:style-name="P9">/// Copies the array of weights stored in the network-object to the currentWeights array</text:p>
            <text:p text:style-name="P9">///</text:p>
            <text:p text:style-name="P9">///&lt;argument="double currentWeights[]"&gt;Array containing the current weights&lt;/argument&gt;</text:p>
            <text:p text:style-name="P9">///&lt;/summary&gt;</text:p>
            <text:p text:style-name="P9">void LinearLayerNetwork::ReturnTheWeights (double currentWeights[]) {</text:p>
            <text:p text:style-name="P9"><text:tab/></text:p>
            <text:p text:style-name="P9"><text:tab/>//Copies as many elements as there are weights, from the weights array, to the currentWeights array</text:p>
            <text:p text:style-name="P9"><text:tab/>dcopy (numWeights, weights, currentWeights);</text:p>
            <text:p text:style-name="P9">} </text:p>
          </table:table-cell>
          <table:covered-table-cell/>
          <table:covered-table-cell/>
          <table:covered-table-cell/>
          <table:covered-table-cell/>
          <table:covered-table-cell/>
          <table:covered-table-cell/>
        </table:table-row>
      </table:table>
      <text:p text:style-name="P28"/>
      <text:p text:style-name="P33"/>
      <table:table table:name="Table4" table:style-name="Table4">
        <table:table-column table:style-name="Table4.A"/>
        <table:table-column table:style-name="Table4.B" table:number-columns-repeated="2"/>
        <table:table-column table:style-name="Table4.D"/>
        <table:table-column table:style-name="Table4.B"/>
        <table:table-column table:style-name="Table4.F" table:number-columns-repeated="2"/>
        <table:table-column table:style-name="Table4.H"/>
        <table:table-row table:style-name="Table4.1">
          <table:table-cell table:style-name="Table4.A1" office:value-type="string">
            <text:p text:style-name="P1"><text:span text:style-name="T2">Function FindDeltas</text:span></text:p>
          </table:table-cell>
          <table:table-cell table:style-name="Table4.B1" office:value-type="string">
            <text:p text:style-name="P1">0</text:p>
          </table:table-cell>
          <table:table-cell table:style-name="Table4.C1" office:value-type="string">
            <text:p text:style-name="P1">1</text:p>
          </table:table-cell>
          <table:table-cell table:style-name="Table4.D1" office:value-type="string">
            <text:p text:style-name="P1">2</text:p>
          </table:table-cell>
          <table:table-cell table:style-name="Table4.E1" office:value-type="string">
            <text:p text:style-name="P1">3</text:p>
          </table:table-cell>
          <table:table-cell table:style-name="Table4.F1" office:value-type="string">
            <text:p text:style-name="P1">0</text:p>
          </table:table-cell>
          <table:table-cell table:style-name="Table4.G1" office:value-type="string">
            <text:p text:style-name="P1">1</text:p>
          </table:table-cell>
          <table:table-cell table:style-name="Table4.H1" office:value-type="string">
            <text:p text:style-name="P1">2</text:p>
          </table:table-cell>
        </table:table-row>
        <table:table-row table:style-name="Table4.1">
          <table:table-cell table:style-name="Table4.A2" table:number-columns-spanned="8" office:value-type="string">
            <text:p text:style-name="P7">///&lt;summary&gt;</text:p>
            <text:p text:style-name="P7">/// Finds and stores the deltas from the errors. It is assumed the size of errors-array and the size of deltas-array are equal.</text:p>
            <text:p text:style-name="P7">/// Equation (for a linear system):</text:p>
            <text:p text:style-name="P7">/// delta = Error</text:p>
            <text:p text:style-name="P7">///</text:p>
            <text:p text:style-name="P7">///&lt;argument="const double errors[]"&gt;Array of errors used to find deltas&lt;/argument&gt;</text:p>
            <text:p text:style-name="P7">///&lt;/summary&gt;</text:p>
            <text:p text:style-name="P7">void LinearLayerNetwork::FindDeltas (const double errors[]) {</text:p>
            <text:p text:style-name="P7"><text:tab/></text:p>
            <text:p text:style-name="P7"><text:tab/>//only copying has to be done, <text:span text:style-name="T6">there are as many errors as there are outputs and as many outputs as there are neurons</text:span></text:p>
            <text:p text:style-name="P7"><text:tab/>dcopy(numNeurons, errors, deltas);</text:p>
            <text:p text:style-name="P7"><text:tab/></text:p>
            <text:p text:style-name="P7">}</text:p>
          </table:table-cell>
          <table:covered-table-cell/>
          <table:covered-table-cell/>
          <table:covered-table-cell/>
          <table:covered-table-cell/>
          <table:covered-table-cell/>
          <table:covered-table-cell/>
          <table:covered-table-cell/>
        </table:table-row>
      </table:table>
      <text:p text:style-name="P27"/>
      <text:p text:style-name="P32"/>
      <table:table table:name="Table5" table:style-name="Table5">
        <table:table-column table:style-name="Table5.A"/>
        <table:table-column table:style-name="Table5.B"/>
        <table:table-column table:style-name="Table5.C"/>
        <table:table-column table:style-name="Table5.B" table:number-columns-repeated="2"/>
        <table:table-column table:style-name="Table5.C"/>
        <table:table-column table:style-name="Table5.B"/>
        <table:table-column table:style-name="Table5.C"/>
        <table:table-column table:style-name="Table5.B"/>
        <table:table-column table:style-name="Table5.J"/>
        <table:table-row table:style-name="Table5.1">
          <table:table-cell table:style-name="Table5.A1" office:value-type="string">
            <text:p text:style-name="P1"><text:span text:style-name="T2">Function ChangeAllWeights</text:span></text:p>
          </table:table-cell>
          <table:table-cell table:style-name="Table5.B1" office:value-type="string">
            <text:p text:style-name="P1">0</text:p>
          </table:table-cell>
          <table:table-cell table:style-name="Table5.C1" office:value-type="string">
            <text:p text:style-name="P1">1</text:p>
          </table:table-cell>
          <table:table-cell table:style-name="Table5.D1" office:value-type="string">
            <text:p text:style-name="P1">2</text:p>
          </table:table-cell>
          <table:table-cell table:style-name="Table5.E1" office:value-type="string">
            <text:p text:style-name="P1">3</text:p>
          </table:table-cell>
          <table:table-cell table:style-name="Table5.F1" office:value-type="string">
            <text:p text:style-name="P1">4</text:p>
          </table:table-cell>
          <table:table-cell table:style-name="Table5.G1" office:value-type="string">
            <text:p text:style-name="P1">0</text:p>
          </table:table-cell>
          <table:table-cell table:style-name="Table5.H1" office:value-type="string">
            <text:p text:style-name="P1">1</text:p>
          </table:table-cell>
          <table:table-cell table:style-name="Table5.I1" office:value-type="string">
            <text:p text:style-name="P1">2</text:p>
          </table:table-cell>
          <table:table-cell table:style-name="Table5.J1" office:value-type="string">
            <text:p text:style-name="P1">3</text:p>
          </table:table-cell>
        </table:table-row>
        <table:table-row table:style-name="Table5.1">
          <table:table-cell table:style-name="Table5.A2" table:number-columns-spanned="10" office:value-type="string">
            <text:p text:style-name="P12">///&lt;summary&gt;</text:p>
            <text:p text:style-name="P12">/// Calculates and stores the new weights from the errors.</text:p>
            <text:p text:style-name="P12">/// Equation (for a linear system):</text:p>
            <text:p text:style-name="P12">/// new weight = old weight + ( (error * input * learning_rate) + momentum + old change in weight)</text:p>
            <text:p text:style-name="P12">///</text:p>
            <text:p text:style-name="P12">///&lt;argument="const double inputs[]"&gt;Array of inputs used to find the new weights&lt;/argument&gt;</text:p>
            <text:p text:style-name="P12">///&lt;argument="const double learningParameters[]"&gt; Array containing the parameters: {learning-rate, momentum}&lt;/argument&gt;</text:p>
            <text:p text:style-name="P12">///&lt;/summary&gt;</text:p>
            <text:p text:style-name="P12">void LinearLayerNetwork::ChangeAllWeights (const double inputs[], const double learningParameters[]) {</text:p>
            <text:p text:style-name="P12"></text:p>
            <text:p text:style-name="P12"><text:tab/>//Used to keep track of the current input</text:p>
            <text:p text:style-name="P12"><text:tab/>double current_input;</text:p>
            <text:p text:style-name="P12"><text:tab/></text:p>
            <text:p text:style-name="P12"><text:tab/>//Used to keep track of which weight is being used</text:p>
            <text:p text:style-name="P12"><text:tab/>int weight_index = 0;</text:p>
            <text:p text:style-name="P12"></text:p>
            <text:p text:style-name="P12"><text:tab/>//For each neuron in the layer</text:p>
            <text:p text:style-name="P12"><text:tab/>for(int neuron_index=0; neuron_index &lt; numNeurons; neuron_index++)</text:p>
            <text:p text:style-name="P12"><text:tab/>{</text:p>
            <text:p text:style-name="P12"><text:tab/><text:tab/></text:p>
            <text:p text:style-name="P12"><text:tab/><text:tab/></text:p>
            <text:p text:style-name="P12"><text:soft-page-break/><text:s text:c="25"/>//For each input in the input-array</text:p>
            <text:p text:style-name="P12"><text:tab/><text:tab/>for(int input_index=0; input_index &lt; numInputs + 1; input_index++)</text:p>
            <text:p text:style-name="P12"><text:tab/><text:tab/>{</text:p>
            <text:p text:style-name="P12"><text:tab/><text:tab/><text:tab/>//IF bias weight</text:p>
            <text:p text:style-name="P12"><text:tab/><text:tab/><text:tab/>if((input_index % (numInputs + 1))==0) current_input = 1;</text:p>
            <text:p text:style-name="P12"><text:tab/><text:tab/><text:tab/>else current_input = inputs[input_index - 1];</text:p>
            <text:p text:style-name="P12"><text:tab/><text:tab/><text:tab/></text:p>
            <text:p text:style-name="P12"><text:tab/><text:tab/><text:tab/>//Equate <text:s/>(delta * input * learning_rate) <text:s/>ADD <text:s/>(momentum * previous_delta)</text:p>
            <text:p text:style-name="P12"><text:tab/><text:tab/><text:tab/>deltaWeights[weight_index] = (current_input * deltas[neuron_index] * learningParameters[0])</text:p>
            <text:p text:style-name="P12"><text:tab/><text:tab/><text:tab/><text:tab/><text:tab/><text:tab/><text:tab/><text:tab/><text:tab/><text:tab/><text:tab/>+ (deltaWeights[weight_index] * learningParameters[1]);</text:p>
            <text:p text:style-name="P12"><text:tab/><text:tab/><text:tab/></text:p>
            <text:p text:style-name="P12"><text:tab/><text:tab/><text:tab/>//New weight = old weight + change in weight</text:p>
            <text:p text:style-name="P12"><text:tab/><text:tab/><text:tab/>weights[weight_index] += deltaWeights[weight_index];</text:p>
            <text:p text:style-name="P12"><text:tab/><text:tab/><text:tab/></text:p>
            <text:p text:style-name="P12"><text:tab/><text:tab/><text:tab/>//Move on to the next weight</text:p>
            <text:p text:style-name="P12"><text:tab/><text:tab/><text:tab/>weight_index++;</text:p>
            <text:p text:style-name="P12"><text:tab/><text:tab/>}<text:tab/></text:p>
            <text:p text:style-name="P12"><text:tab/>}</text:p>
            <text:p text:style-name="P12">}</text:p>
          </table:table-cell>
          <table:covered-table-cell/>
          <table:covered-table-cell/>
          <table:covered-table-cell/>
          <table:covered-table-cell/>
          <table:covered-table-cell/>
          <table:covered-table-cell/>
          <table:covered-table-cell/>
          <table:covered-table-cell/>
          <table:covered-table-cell/>
        </table:table-row>
      </table:table>
      <text:p text:style-name="P27"/>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rows-spanned="2" office:value-type="string">
            <text:p text:style-name="P2"><text:span text:style-name="T2">Program output with default weights, after training with:</text:span></text:p>
            <text:p text:style-name="P2"><text:span text:style-name="T2"><text:s/>a learning rate of 0.1 and momentum of 0.3</text:span></text:p>
          </table:table-cell>
          <table:table-cell table:style-name="Table6.A1" office:value-type="string">
            <text:p text:style-name="P1"><text:span text:style-name="T2">Missing</text:span></text:p>
          </table:table-cell>
          <table:table-cell table:style-name="Table6.A1" office:value-type="string">
            <text:p text:style-name="P1"><text:span text:style-name="T2">Poor</text:span></text:p>
          </table:table-cell>
          <table:table-cell table:style-name="Table6.A1" table:number-columns-spanned="2" office:value-type="string">
            <text:p text:style-name="P1"><text:span text:style-name="T2">Close</text:span></text:p>
          </table:table-cell>
          <table:covered-table-cell/>
          <table:table-cell table:style-name="Table6.A1" office:value-type="string">
            <text:p text:style-name="P1"><text:span text:style-name="T2">Correct</text:span></text:p>
          </table:table-cell>
        </table:table-row>
        <table:table-row table:style-name="Table6.2">
          <table:covered-table-cell/>
          <table:table-cell table:style-name="Table6.A1" office:value-type="string">
            <text:p text:style-name="P1">0</text:p>
          </table:table-cell>
          <table:table-cell table:style-name="Table6.A1" office:value-type="string">
            <text:p text:style-name="P1">1</text:p>
          </table:table-cell>
          <table:table-cell table:style-name="Table6.A1" table:number-columns-spanned="2" office:value-type="string">
            <text:p text:style-name="P1">2</text:p>
          </table:table-cell>
          <table:covered-table-cell/>
          <table:table-cell table:style-name="Table6.A1" office:value-type="string">
            <text:p text:style-name="P1">3</text:p>
          </table:table-cell>
        </table:table-row>
        <table:table-row table:style-name="Table6.3">
          <table:table-cell table:style-name="Table6.A1" table:number-columns-spanned="6" office:value-type="string">
            <text:p text:style-name="P13">Richard J. Mitchell's Perceptron Network Program</text:p>
            <text:p text:style-name="P13"><text:tab/>Adapted by Abdelrahmane Bray [Autumn 2014]</text:p>
            <text:p text:style-name="P13"></text:p>
            <text:p text:style-name="P13">######################</text:p>
            <text:p text:style-name="P13"></text:p>
            <text:p text:style-name="P13"></text:p>
            <text:p text:style-name="P13">Network is: for Linear-activation</text:p>
            <text:p text:style-name="P13">Initial weights seed [0] </text:p>
            <text:p text:style-name="P13">Learning rate: [0.2]. Momentum: [0]</text:p>
            <text:p text:style-name="P13"></text:p>
            <text:p text:style-name="P13">MENU:: Select one of the following:</text:p>
            <text:p text:style-name="P13">[T]est Network. Set [N]etwork. Set Learning-[C]onstants. [I]nitialise Random Seed. [Q]uit</text:p>
            <text:p text:style-name="P13">&gt;c</text:p>
            <text:p text:style-name="P13">Enter Learning Rate: [range 0 to 1]<text:tab/>0.1</text:p>
            <text:p text:style-name="P13">Enter Momentum: [range 0 to 1]<text:tab/>0.3</text:p>
            <text:p text:style-name="P13"></text:p>
            <text:p text:style-name="P13">######################</text:p>
            <text:p text:style-name="P13"></text:p>
            <text:p text:style-name="P13"></text:p>
            <text:p text:style-name="P13">Network is: for Linear-activation</text:p>
            <text:p text:style-name="P13"><text:soft-page-break/>Initial weights seed [0] </text:p>
            <text:p text:style-name="P13">Learning rate: [0.1]. Momentum: [0.3]</text:p>
            <text:p text:style-name="P13"></text:p>
            <text:p text:style-name="P13">MENU:: Select one of the following:</text:p>
            <text:p text:style-name="P13">[T]est Network. Set [N]etwork. Set Learning-[C]onstants. [I]nitialise Random Seed. [Q]uit</text:p>
            <text:p text:style-name="P13">&gt;t</text:p>
            <text:p text:style-name="P13"><text:s text:c="11"/>Inputs <text:s text:c="19"/>Targets <text:s text:c="19"/>Actuals <text:s text:c="17"/>Rescaled</text:p>
            <text:p text:style-name="P13"><text:s text:c="8"/>0 <text:s text:c="6"/>0 : <text:s text:c="7"/>0 <text:s text:c="6"/>0 <text:s text:c="6"/>0 : <text:s text:c="5"/>0.2 <text:s text:c="4"/>0.3 <text:s text:c="4"/>0.4 : <text:s text:c="7"/>0 <text:s text:c="6"/>0 <text:s text:c="6"/>0</text:p>
            <text:p text:style-name="P13"><text:s text:c="8"/>0 <text:s text:c="6"/>1 : <text:s text:c="7"/>0 <text:s text:c="6"/>1 <text:s text:c="6"/>1 : <text:s text:c="5"/>0.5 <text:s text:c="4"/>0.4 <text:s text:c="4"/>0.6 : <text:s text:c="7"/>0 <text:s text:c="6"/>0 <text:s text:c="6"/>1</text:p>
            <text:p text:style-name="P13"><text:s text:c="8"/>1 <text:s text:c="6"/>0 : <text:s text:c="7"/>0 <text:s text:c="6"/>1 <text:s text:c="6"/>1 : <text:s text:c="5"/>0.7 <text:s text:c="4"/>0.8 <text:s text:c="4"/>0.5 : <text:s text:c="7"/>1 <text:s text:c="6"/>1 <text:s text:c="6"/>0</text:p>
            <text:p text:style-name="P13"><text:s text:c="8"/>1 <text:s text:c="6"/>1 : <text:s text:c="7"/>1 <text:s text:c="6"/>1 <text:s text:c="6"/>0 : <text:s text:c="7"/>1 <text:s text:c="4"/>0.9 <text:s text:c="4"/>0.7 : <text:s text:c="7"/>1 <text:s text:c="6"/>1 <text:s text:c="6"/>1</text:p>
            <text:p text:style-name="P13">Mean Sum Square Errors are <text:s text:c="3"/>0.195 <text:s text:c="2"/>0.125 <text:s text:c="2"/>0.265</text:p>
            <text:p text:style-name="P13">% Correct Classifications <text:s text:c="6"/>75 <text:s text:c="5"/>75 <text:s text:c="5"/>50</text:p>
            <text:p text:style-name="P13"></text:p>
            <text:p text:style-name="P13">SELECT:</text:p>
            <text:p text:style-name="P13">[L]earn. [P]resent Data. [C]hange Learning Constants. Find [W]eights. [S]ave Learnt Data. [A]bort.</text:p>
            <text:p text:style-name="P13">&gt;l</text:p>
            <text:p text:style-name="P13"></text:p>
            <text:p text:style-name="P13"><text:tab/>Epoch <text:s text:c="5"/>0</text:p>
            <text:p text:style-name="P13">AndOrXor : Mean Sum Square Errors are <text:s text:c="3"/>0.185 <text:s text:c="3"/>0.13 <text:s text:c="2"/>0.338</text:p>
            <text:p text:style-name="P13"></text:p>
            <text:p text:style-name="P13"><text:tab/>Epoch <text:s text:c="5"/>1</text:p>
            <text:p text:style-name="P13">AndOrXor : Mean Sum Square Errors are <text:s text:c="3"/>0.121 <text:s text:c="2"/>0.103 <text:s text:c="2"/>0.332</text:p>
            <text:p text:style-name="P13"><text:soft-page-break/></text:p>
            <text:p text:style-name="P13"><text:tab/>Epoch <text:s text:c="5"/>2</text:p>
            <text:p text:style-name="P13">AndOrXor : Mean Sum Square Errors are <text:s text:c="3"/>0.107 <text:s/>0.0959 <text:s text:c="2"/>0.331</text:p>
            <text:p text:style-name="P13"></text:p>
            <text:p text:style-name="P13"><text:tab/>Epoch <text:s text:c="5"/>3</text:p>
            <text:p text:style-name="P13">AndOrXor : Mean Sum Square Errors are <text:s text:c="5"/>0.1 <text:s/>0.0917 <text:s text:c="2"/>0.329</text:p>
            <text:p text:style-name="P13"></text:p>
            <text:p text:style-name="P13"><text:tab/>Epoch <text:s text:c="5"/>4</text:p>
            <text:p text:style-name="P13">AndOrXor : Mean Sum Square Errors are <text:s text:c="2"/>0.0961 <text:s/>0.0887 <text:s text:c="2"/>0.327</text:p>
            <text:p text:style-name="P13"></text:p>
            <text:p text:style-name="P13"><text:tab/>Epoch <text:s text:c="5"/>5</text:p>
            <text:p text:style-name="P13">AndOrXor : Mean Sum Square Errors are <text:s text:c="2"/>0.0929 <text:s/>0.0865 <text:s text:c="2"/>0.326</text:p>
            <text:p text:style-name="P13"></text:p>
            <text:p text:style-name="P13"><text:tab/>Epoch <text:s text:c="5"/>6</text:p>
            <text:p text:style-name="P13">AndOrXor : Mean Sum Square Errors are <text:s text:c="2"/>0.0904 <text:s/>0.0848 <text:s text:c="2"/>0.324</text:p>
            <text:p text:style-name="P13"></text:p>
            <text:p text:style-name="P13">SELECT:</text:p>
            <text:p text:style-name="P13">[L]earn. [P]resent Data. [C]hange Learning Constants. Find [W]eights. [S]ave Learnt Data. [A]bort.</text:p>
            <text:p text:style-name="P13">&gt;p</text:p>
            <text:p text:style-name="P13"><text:s text:c="11"/>Inputs <text:s text:c="19"/>Targets <text:s text:c="19"/>Actuals <text:s text:c="17"/>Rescaled</text:p>
            <text:p text:style-name="P13"><text:s text:c="8"/>0 <text:s text:c="6"/>0 : <text:s text:c="7"/>0 <text:s text:c="6"/>0 <text:s text:c="6"/>0 : <text:s text:c="3"/>-0.13 <text:s text:c="2"/>0.349 <text:s text:c="2"/>0.443 : <text:s text:c="7"/>0 <text:s text:c="6"/>0 <text:s text:c="6"/>0</text:p>
            <text:p text:style-name="P13"><text:s text:c="8"/>0 <text:s text:c="6"/>1 : <text:s text:c="7"/>0 <text:s text:c="6"/>1 <text:s text:c="6"/>1 : <text:s text:c="3"/>0.242 <text:s text:c="2"/>0.706 <text:s text:c="2"/>0.502 : <text:s text:c="7"/>0 <text:s text:c="6"/>1 <text:s text:c="6"/>1</text:p>
            <text:p text:style-name="P13"><text:s text:c="8"/>1 <text:s text:c="6"/>0 : <text:s text:c="7"/>0 <text:s text:c="6"/>1 <text:s text:c="6"/>1 : <text:s text:c="3"/>0.329 <text:s text:c="2"/>0.822 <text:s text:c="2"/>0.441 : <text:s text:c="7"/>0 <text:s text:c="6"/>1 <text:s text:c="6"/>0</text:p>
            <text:p text:style-name="P13"><text:soft-page-break/><text:s text:c="8"/>1 <text:s text:c="6"/>1 : <text:s text:c="7"/>1 <text:s text:c="6"/>1 <text:s text:c="6"/>0 : <text:s text:c="3"/>0.701 <text:s text:c="3"/>1.18 <text:s text:c="4"/>0.5 : <text:s text:c="7"/>1 <text:s text:c="6"/>1 <text:s text:c="6"/>1</text:p>
            <text:p text:style-name="P13">Mean Sum Square Errors are <text:s text:c="2"/>0.0682 <text:s text:c="2"/>0.068 <text:s text:c="2"/>0.252</text:p>
            <text:p text:style-name="P13">% Correct Classifications <text:s text:c="5"/>100 <text:s text:c="4"/>100 <text:s text:c="5"/>50</text:p>
            <text:p text:style-name="P13"></text:p>
            <text:p text:style-name="P13">SELECT:</text:p>
            <text:p text:style-name="P13">[L]earn. [P]resent Data. [C]hange Learning Constants. Find [W]eights. [S]ave Learnt Data. [A]bort.</text:p>
            <text:p text:style-name="P13">&gt;</text:p>
          </table:table-cell>
          <table:covered-table-cell/>
          <table:covered-table-cell/>
          <table:covered-table-cell/>
          <table:covered-table-cell/>
          <table:covered-table-cell/>
        </table:table-row>
        <table:table-row table:style-name="Table6.4">
          <table:table-cell table:style-name="Table6.A1" office:value-type="string">
            <text:p text:style-name="P1"><text:span text:style-name="T2">Weights of network after training</text:span></text:p>
          </table:table-cell>
          <table:table-cell table:style-name="Table6.A1" office:value-type="string">
            <text:p text:style-name="P1">0</text:p>
          </table:table-cell>
          <table:table-cell table:style-name="Table6.A1" table:number-columns-spanned="2" office:value-type="string">
            <text:p text:style-name="P1">1</text:p>
          </table:table-cell>
          <table:covered-table-cell/>
          <table:table-cell table:style-name="Table6.A1" table:number-columns-spanned="2" office:value-type="string">
            <text:p text:style-name="P1">2</text:p>
          </table:table-cell>
          <table:covered-table-cell/>
        </table:table-row>
        <table:table-row table:style-name="Table6.5">
          <table:table-cell table:style-name="Table6.A1" table:number-columns-spanned="6" office:value-type="string">
            <text:p text:style-name="P13">SELECT:</text:p>
            <text:p text:style-name="P13">[L]earn. [P]resent Data. [C]hange Learning Constants. Find [W]eights. [S]ave Learnt Data. [A]bort.</text:p>
            <text:p text:style-name="P13">&gt;w</text:p>
            <text:p text:style-name="P13">-0.13,0.459,0.373,0.349,0.473,0.357,0.443,-0.00206,0.0596,</text:p>
            <text:p text:style-name="P13"></text:p>
            <text:p text:style-name="P13">SELECT:</text:p>
            <text:p text:style-name="P13">[L]earn. [P]resent Data. [C]hange Learning Constants. Find [W]eights. [S]ave Learnt Data. [A]bort.</text:p>
            <text:p text:style-name="P13">&gt;</text:p>
            <text:p text:style-name="P25"/>
            <text:p text:style-name="P10"/>
            <text:p text:style-name="P11">Weights are = {<text:span text:style-name="T7">-0.13, 0.459, 0.373, 0.349, 0.473, 0.357, 0.443, -0.00206, 0.0596</text:span>}</text:p>
            <text:p text:style-name="P10"/>
          </table:table-cell>
          <table:covered-table-cell/>
          <table:covered-table-cell/>
          <table:covered-table-cell/>
          <table:covered-table-cell/>
          <table:covered-table-cell/>
        </table:table-row>
      </table:table>
      <text:p text:style-name="P27"/>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row table:style-name="Table7.1">
          <table:table-cell table:style-name="Table7.A1" table:number-columns-spanned="2" office:value-type="string">
            <text:p text:style-name="P1"><text:span text:style-name="T2">Code for SigmoidalLayerNetwork Functions – mark scheme</text:span></text:p>
          </table:table-cell>
          <table:covered-table-cell/>
          <table:table-cell table:style-name="Table7.A1" table:number-columns-spanned="5" office:value-type="string">
            <text:p text:style-name="P1"><text:span text:style-name="T2">Code</text:span></text:p>
          </table:table-cell>
          <table:covered-table-cell/>
          <table:covered-table-cell/>
          <table:covered-table-cell/>
          <table:covered-table-cell/>
          <table:table-cell table:style-name="Table7.A1" table:number-columns-spanned="5" office:value-type="string">
            <text:p text:style-name="P1"><text:span text:style-name="T2">Comments</text:span></text:p>
          </table:table-cell>
          <table:covered-table-cell/>
          <table:covered-table-cell/>
          <table:covered-table-cell/>
          <table:covered-table-cell/>
        </table:table-row>
        <table:table-row table:style-name="Table7.1">
          <table:table-cell table:style-name="Table7.A2" table:number-columns-spanned="2" office:value-type="string">
            <text:p text:style-name="P1"><text:span text:style-name="T2">Function SigmoidalLayerNetwork CalcOutputs</text:span></text:p>
          </table:table-cell>
          <table:covered-table-cell/>
          <table:table-cell table:style-name="Table7.A1" office:value-type="string">
            <text:p text:style-name="P1">0</text:p>
          </table:table-cell>
          <table:table-cell table:style-name="Table7.A1" office:value-type="string">
            <text:p text:style-name="P1">1</text:p>
          </table:table-cell>
          <table:table-cell table:style-name="Table7.A1" table:number-columns-spanned="2" office:value-type="string">
            <text:p text:style-name="P1">2</text:p>
          </table:table-cell>
          <table:covered-table-cell/>
          <table:table-cell table:style-name="Table7.A1" office:value-type="string">
            <text:p text:style-name="P1">3</text:p>
          </table:table-cell>
          <table:table-cell table:style-name="Table7.A1" table:number-columns-spanned="2" office:value-type="string">
            <text:p text:style-name="P1">0</text:p>
          </table:table-cell>
          <table:covered-table-cell/>
          <table:table-cell table:style-name="Table7.A1" table:number-columns-spanned="2" office:value-type="string">
            <text:p text:style-name="P1">1</text:p>
          </table:table-cell>
          <table:covered-table-cell/>
          <table:table-cell table:style-name="Table7.A1" office:value-type="string">
            <text:p text:style-name="P1">2</text:p>
          </table:table-cell>
        </table:table-row>
        <table:table-row table:style-name="Table7.1">
          <table:table-cell table:style-name="Table7.A1" table:number-columns-spanned="12" office:value-type="string">
            <text:p text:style-name="P14">///&lt;summary&gt;</text:p>
            <text:p text:style-name="P14">///<text:tab/>Calculates the outputs of the sigmoidal layer</text:p>
            <text:p text:style-name="P14">/// Equation:</text:p>
            <text:p text:style-name="P14">/// sum = input * weight</text:p>
            <text:p text:style-name="P14">/// output = 1 / (1 + exp( - sum ) )</text:p>
            <text:p text:style-name="P14">///</text:p>
            <text:p text:style-name="P14">///&lt;argument="const double inputs[]"&gt;Array containing the inputs&lt;/argument&gt;</text:p>
            <text:p text:style-name="P14">///&lt;/summary&gt;</text:p>
            <text:p text:style-name="P14">void SigmoidalLayerNetwork::CalcOutputs(const double inputs[]) {<text:tab/><text:tab/></text:p>
            <text:p text:style-name="P14"><text:tab/>// Calculate outputs being Sigmoid (WeightedSum of ins)</text:p>
            <text:p text:style-name="P14"><text:tab/></text:p>
            <text:p text:style-name="P14"><text:tab/>//Tracks which weight is being accessed</text:p>
            <text:p text:style-name="P14"><text:tab/>int weight_index = 0;</text:p>
            <text:p text:style-name="P14"><text:tab/></text:p>
            <text:p text:style-name="P14"><text:tab/>for (int neuron_counter=0; neuron_counter &lt; numNeurons; neuron_counter++) </text:p>
            <text:p text:style-name="P14"><text:tab/>{<text:tab/></text:p>
            <text:p text:style-name="P14"><text:tab/><text:tab/>//Processes each neuron in order</text:p>
            <text:p text:style-name="P14"><text:tab/><text:tab/>outputs[neuron_counter] = weights[weight_index++];</text:p>
            <text:p text:style-name="P14"><text:tab/><text:tab/></text:p>
            <text:p text:style-name="P14"><text:tab/><text:tab/>//The summation is done here</text:p>
            <text:p text:style-name="P14"><text:soft-page-break/><text:tab/><text:tab/>for (int input_counter=0; input_counter &lt; numInputs; input_counter++)</text:p>
            <text:p text:style-name="P14"><text:tab/><text:tab/>{</text:p>
            <text:p text:style-name="P14"><text:tab/><text:tab/><text:tab/>outputs[neuron_counter] += inputs[input_counter] * weights[weight_index++];</text:p>
            <text:p text:style-name="P14"><text:tab/><text:tab/><text:tab/></text:p>
            <text:p text:style-name="P14"><text:tab/><text:tab/><text:tab/>outputs[neuron_counter] = 1 / (1 + exp( -1 * output[neuron_counter]));</text:p>
            <text:p text:style-name="P14"><text:tab/><text:tab/>}</text:p>
            <text:p text:style-name="P14"><text:tab/>} </text:p>
            <text:p text:style-name="P14">}</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office:value-type="string">
            <text:p text:style-name="P1"><text:span text:style-name="T2">Function SigmoidalLayerNetwork FindDeltas</text:span></text:p>
          </table:table-cell>
          <table:table-cell table:style-name="Table7.A1" table:number-columns-spanned="2" office:value-type="string">
            <text:p text:style-name="P1">0</text:p>
          </table:table-cell>
          <table:covered-table-cell/>
          <table:table-cell table:style-name="Table7.A1" table:number-columns-spanned="2" office:value-type="string">
            <text:p text:style-name="P1">1</text:p>
          </table:table-cell>
          <table:covered-table-cell/>
          <table:table-cell table:style-name="Table7.A1" table:number-columns-spanned="3" office:value-type="string">
            <text:p text:style-name="P1">2</text:p>
          </table:table-cell>
          <table:covered-table-cell/>
          <table:covered-table-cell/>
          <table:table-cell table:style-name="Table7.A1" table:number-columns-spanned="2" office:value-type="string">
            <text:p text:style-name="P1">0</text:p>
          </table:table-cell>
          <table:covered-table-cell/>
          <table:table-cell table:style-name="Table7.A1" office:value-type="string">
            <text:p text:style-name="P1">1</text:p>
          </table:table-cell>
          <table:table-cell table:style-name="Table7.A1" office:value-type="string">
            <text:p text:style-name="P1">2</text:p>
          </table:table-cell>
        </table:table-row>
        <table:table-row table:style-name="Table7.1">
          <table:table-cell table:style-name="Table7.A1" table:number-columns-spanned="12" office:value-type="string">
            <text:p text:style-name="P15">///&lt;summary&gt;</text:p>
            <text:p text:style-name="P15">///<text:tab/>Calculates the outputs of the sigmoidal layer</text:p>
            <text:p text:style-name="P15">/// Equation:</text:p>
            <text:p text:style-name="P15">/// <text:span text:style-name="T9">Temp_output</text:span> = input * weight</text:p>
            <text:p text:style-name="P15">/// output = 1 / (1 + exp( - sum ) )</text:p>
            <text:p text:style-name="P15">///</text:p>
            <text:p text:style-name="P15">///&lt;argument="const double inputs[]"&gt;Array containing the inputs&lt;/argument&gt;</text:p>
            <text:p text:style-name="P15">///&lt;/summary&gt;</text:p>
            <text:p text:style-name="P15">void SigmoidalLayerNetwork::CalcOutputs(const double inputs[]) {<text:tab/><text:tab/></text:p>
            <text:p text:style-name="P15"><text:tab/>// Calculate outputs being Sigmoid (WeightedSum of ins)</text:p>
            <text:p text:style-name="P15"><text:tab/></text:p>
            <text:p text:style-name="P15"><text:tab/>//Makes use of inheritance to find outputs as done with linear-activation networks</text:p>
            <text:p text:style-name="P15"><text:tab/>LinearLayerNetwork::CalcOutputs(inputs);</text:p>
            <text:p text:style-name="P15"><text:tab/></text:p>
            <text:p text:style-name="P15"><text:soft-page-break/><text:tab/></text:p>
            <text:p text:style-name="P15"><text:tab/>for (int neuron_counter=0; neuron_counter &lt; numNeurons; neuron_counter++) </text:p>
            <text:p text:style-name="P15"><text:tab/>{<text:tab/></text:p>
            <text:p text:style-name="P15"><text:tab/><text:tab/>//Actual output = 1 / (1 + exp( - Temp_output ) )</text:p>
            <text:p text:style-name="P15"><text:tab/><text:tab/>outputs[neuron_counter] = 1 / (1 + exp( -1 * outputs[neuron_counter]));</text:p>
            <text:p text:style-name="P15"><text:tab/>} </text:p>
            <text:p text:style-name="P15">}</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
      <text:p text:style-name="P3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rows-spanned="2" office:value-type="string">
            <text:p text:style-name="P3"><text:span text:style-name="T2">Program output with default weights:</text:span></text:p>
            <text:p text:style-name="P3"><text:span text:style-name="T2">a learning rate of 0.15 and momentum of 0.4 : </text:span></text:p>
            <text:p text:style-name="P3"><text:span text:style-name="T2">show state before, during and then after training</text:span></text:p>
          </table:table-cell>
          <table:table-cell table:style-name="Table8.A1" office:value-type="string">
            <text:p text:style-name="P1"><text:span text:style-name="T2">Missing </text:span></text:p>
          </table:table-cell>
          <table:table-cell table:style-name="Table8.A1" office:value-type="string">
            <text:p text:style-name="P1"><text:span text:style-name="T2">Wrong</text:span></text:p>
          </table:table-cell>
          <table:table-cell table:style-name="Table8.A1" office:value-type="string">
            <text:p text:style-name="P1"><text:span text:style-name="T2">Correct</text:span></text:p>
          </table:table-cell>
        </table:table-row>
        <table:table-row table:style-name="Table8.1">
          <table:covered-table-cell/>
          <table:table-cell table:style-name="Table8.A1" office:value-type="string">
            <text:p text:style-name="P1">0</text:p>
          </table:table-cell>
          <table:table-cell table:style-name="Table8.A1" office:value-type="string">
            <text:p text:style-name="P1">1</text:p>
          </table:table-cell>
          <table:table-cell table:style-name="Table8.A1" office:value-type="string">
            <text:p text:style-name="P1">2</text:p>
          </table:table-cell>
        </table:table-row>
        <table:table-row table:style-name="Table8.1">
          <table:table-cell table:style-name="Table8.A1" table:number-columns-spanned="4" office:value-type="string">
            <text:p text:style-name="P26"><text:span text:style-name="T8">Before</text:span></text:p>
            <text:p text:style-name="P16">Richard J. Mitchell's Perceptron Network Program</text:p>
            <text:p text:style-name="P16"><text:tab/>Adapted by Abdelrahmane Bray [Autumn 2014]</text:p>
            <text:p text:style-name="P16"></text:p>
            <text:p text:style-name="P16">######################</text:p>
            <text:p text:style-name="P16"></text:p>
            <text:p text:style-name="P16"></text:p>
            <text:p text:style-name="P16">Network is: for Linear-activation</text:p>
            <text:p text:style-name="P16">Initial weights seed [0] </text:p>
            <text:p text:style-name="P16">Learning rate: [0.2]. Momentum: [0]</text:p>
            <text:p text:style-name="P16"></text:p>
            <text:p text:style-name="P16">MENU:: Select one of the following:</text:p>
            <text:p text:style-name="P16">[T]est Network. Set [N]etwork. Set Learning-[C]onstants. [I]nitialise Random Seed. [Q]uit</text:p>
            <text:p text:style-name="P16">&gt;n</text:p>
            <text:p text:style-name="P16">SELECT NETWORK:</text:p>
            <text:p text:style-name="P16">[L]inear. [S]igmoidal. [X]OR. [O]ther non-Separable. [C]lassifier. [N]umerical Probability.</text:p>
            <text:p text:style-name="P16">&gt;s</text:p>
            <text:p text:style-name="P16"></text:p>
            <text:p text:style-name="P16">######################</text:p>
            <text:p text:style-name="P16"><text:soft-page-break/></text:p>
            <text:p text:style-name="P16"></text:p>
            <text:p text:style-name="P16">Network is: for Sigmoidal-activation</text:p>
            <text:p text:style-name="P16">Initial weights seed [0] </text:p>
            <text:p text:style-name="P16">Learning rate: [0.2]. Momentum: [0]</text:p>
            <text:p text:style-name="P16"></text:p>
            <text:p text:style-name="P16">MENU:: Select one of the following:</text:p>
            <text:p text:style-name="P16">[T]est Network. Set [N]etwork. Set Learning-[C]onstants. [I]nitialise Random Seed. [Q]uit</text:p>
            <text:p text:style-name="P16">&gt;c</text:p>
            <text:p text:style-name="P16">Enter Learning Rate: [range 0 to 1]<text:tab/>0.15</text:p>
            <text:p text:style-name="P16">Enter Momentum: [range 0 to 1]<text:tab/>0.4</text:p>
            <text:p text:style-name="P16"></text:p>
            <text:p text:style-name="P16">######################</text:p>
            <text:p text:style-name="P16"></text:p>
            <text:p text:style-name="P16"></text:p>
            <text:p text:style-name="P16">Network is: for Sigmoidal-activation</text:p>
            <text:p text:style-name="P16">Initial weights seed [0] </text:p>
            <text:p text:style-name="P16">Learning rate: [0.15]. Momentum: [0.4]</text:p>
            <text:p text:style-name="P16"></text:p>
            <text:p text:style-name="P16">MENU:: Select one of the following:</text:p>
            <text:p text:style-name="P16">[T]est Network. Set [N]etwork. Set Learning-[C]onstants. [I]nitialise Random Seed. [Q]uit</text:p>
            <text:p text:style-name="P16">&gt;t</text:p>
            <text:p text:style-name="P16"><text:s text:c="11"/>Inputs <text:s text:c="19"/>Targets <text:s text:c="19"/>Actuals <text:s text:c="17"/>Rescaled</text:p>
            <text:p text:style-name="P16"><text:soft-page-break/><text:s text:c="8"/>0 <text:s text:c="6"/>0 : <text:s text:c="7"/>0 <text:s text:c="6"/>0 <text:s text:c="6"/>0 : <text:s text:c="4"/>0.55 <text:s text:c="2"/>0.574 <text:s text:c="2"/>0.599 : <text:s text:c="7"/>1 <text:s text:c="6"/>1 <text:s text:c="6"/>1</text:p>
            <text:p text:style-name="P16"><text:s text:c="8"/>0 <text:s text:c="6"/>1 : <text:s text:c="7"/>0 <text:s text:c="6"/>1 <text:s text:c="6"/>1 : <text:s text:c="3"/>0.622 <text:s text:c="2"/>0.599 <text:s text:c="2"/>0.646 : <text:s text:c="7"/>1 <text:s text:c="6"/>1 <text:s text:c="6"/>1</text:p>
            <text:p text:style-name="P16"><text:s text:c="8"/>1 <text:s text:c="6"/>0 : <text:s text:c="7"/>0 <text:s text:c="6"/>1 <text:s text:c="6"/>1 : <text:s text:c="3"/>0.668 <text:s text:c="3"/>0.69 <text:s text:c="2"/>0.622 : <text:s text:c="7"/>1 <text:s text:c="6"/>1 <text:s text:c="6"/>1</text:p>
            <text:p text:style-name="P16"><text:s text:c="8"/>1 <text:s text:c="6"/>1 : <text:s text:c="7"/>1 <text:s text:c="6"/>1 <text:s text:c="6"/>0 : <text:s text:c="3"/>0.731 <text:s text:c="2"/>0.711 <text:s text:c="2"/>0.668 : <text:s text:c="7"/>1 <text:s text:c="6"/>1 <text:s text:c="6"/>1</text:p>
            <text:p text:style-name="P16">Mean Sum Square Errors are <text:s text:c="3"/>0.302 <text:s text:c="2"/>0.168 <text:s text:c="2"/>0.268</text:p>
            <text:p text:style-name="P16">% Correct Classifications <text:s text:c="6"/>25 <text:s text:c="5"/>75 <text:s text:c="5"/>50</text:p>
            <text:p text:style-name="P16"></text:p>
            <text:p text:style-name="P16">SELECT:</text:p>
            <text:p text:style-name="P16">[L]earn. [P]resent Data. [C]hange Learning Constants. Find [W]eights. [S]ave Learnt Data. [A]bort.</text:p>
            <text:p text:style-name="P16">&gt;l</text:p>
            <text:p text:style-name="P16"></text:p>
            <text:p text:style-name="P16"><text:tab/>Epoch <text:s text:c="5"/>0</text:p>
            <text:p text:style-name="P16">AndOrXor : Mean Sum Square Errors are <text:s text:c="3"/>0.301 <text:s text:c="2"/>0.168 <text:s text:c="2"/>0.272</text:p>
            <text:p text:style-name="P16"></text:p>
            <text:p text:style-name="P16"><text:tab/>Epoch <text:s text:c="3"/>200</text:p>
            <text:p text:style-name="P16">AndOrXor : Mean Sum Square Errors are <text:s text:c="2"/>0.0577 <text:s/>0.0369 <text:s text:c="2"/>0.255</text:p>
            <text:p text:style-name="P16"></text:p>
            <text:p text:style-name="P16"><text:tab/>Epoch <text:s text:c="3"/>400</text:p>
            <text:p text:style-name="P16">AndOrXor : Mean Sum Square Errors are <text:s text:c="2"/>0.0318 <text:s text:c="2"/>0.018 <text:s text:c="2"/>0.255</text:p>
            <text:p text:style-name="P16"></text:p>
            <text:p text:style-name="P16"><text:tab/>Epoch <text:s text:c="3"/>600</text:p>
            <text:p text:style-name="P16">AndOrXor : Mean Sum Square Errors are <text:s text:c="2"/>0.0212 <text:s/>0.0114 <text:s text:c="2"/>0.255</text:p>
            <text:p text:style-name="P16"></text:p>
            <text:p text:style-name="P16"><text:soft-page-break/><text:tab/>Epoch <text:s text:c="3"/>800</text:p>
            <text:p text:style-name="P16">AndOrXor : Mean Sum Square Errors are <text:s text:c="2"/>0.0156 0.00819 <text:s text:c="2"/>0.255</text:p>
            <text:p text:style-name="P16"></text:p>
            <text:p text:style-name="P16"><text:tab/>Epoch <text:s text:c="2"/>1000</text:p>
            <text:p text:style-name="P16">AndOrXor : Mean Sum Square Errors are <text:s text:c="2"/>0.0122 0.00634 <text:s text:c="2"/>0.255</text:p>
            <text:p text:style-name="P16"></text:p>
            <text:p text:style-name="P16">SELECT:</text:p>
            <text:p text:style-name="P16">[L]earn. [P]resent Data. [C]hange Learning Constants. Find [W]eights. [S]ave Learnt Data. [A]bort.</text:p>
            <text:p text:style-name="P16">&gt;p</text:p>
            <text:p text:style-name="P16"><text:s text:c="11"/>Inputs <text:s text:c="19"/>Targets <text:s text:c="19"/>Actuals <text:s text:c="17"/>Rescaled</text:p>
            <text:p text:style-name="P16"><text:s text:c="8"/>0 <text:s text:c="6"/>0 : <text:s text:c="7"/>0 <text:s text:c="6"/>0 <text:s text:c="6"/>0 : <text:s/>0.00302 <text:s text:c="3"/>0.12 <text:s text:c="2"/>0.505 : <text:s text:c="7"/>0 <text:s text:c="6"/>0 <text:s text:c="6"/>1</text:p>
            <text:p text:style-name="P16"><text:s text:c="8"/>0 <text:s text:c="6"/>1 : <text:s text:c="7"/>0 <text:s text:c="6"/>1 <text:s text:c="6"/>1 : <text:s text:c="3"/>0.119 <text:s text:c="2"/>0.926 <text:s text:c="2"/>0.502 : <text:s text:c="7"/>0 <text:s text:c="6"/>1 <text:s text:c="6"/>1</text:p>
            <text:p text:style-name="P16"><text:s text:c="8"/>1 <text:s text:c="6"/>0 : <text:s text:c="7"/>0 <text:s text:c="6"/>1 <text:s text:c="6"/>1 : <text:s text:c="3"/>0.119 <text:s text:c="2"/>0.926 <text:s text:c="2"/>0.499 : <text:s text:c="7"/>0 <text:s text:c="6"/>1 <text:s text:c="6"/>0</text:p>
            <text:p text:style-name="P16"><text:s text:c="8"/>1 <text:s text:c="6"/>1 : <text:s text:c="7"/>1 <text:s text:c="6"/>1 <text:s text:c="6"/>0 : <text:s text:c="3"/>0.858 <text:s text:c="2"/>0.999 <text:s text:c="2"/>0.496 : <text:s text:c="7"/>1 <text:s text:c="6"/>1 <text:s text:c="6"/>0</text:p>
            <text:p text:style-name="P16">Mean Sum Square Errors are <text:s text:c="2"/>0.0122 0.00633 <text:s text:c="3"/>0.25</text:p>
            <text:p text:style-name="P16">% Correct Classifications <text:s text:c="5"/>100 <text:s text:c="4"/>100 <text:s text:c="5"/>50</text:p>
            <text:p text:style-name="P16"></text:p>
            <text:p text:style-name="P16">SELECT:</text:p>
            <text:p text:style-name="P16">[L]earn. [P]resent Data. [C]hange Learning Constants. Find [W]eights. [S]ave Learnt Data. [A]bort.</text:p>
            <text:p text:style-name="P17">&gt;<text:span text:style-name="T10">w</text:span></text:p>
            <text:p text:style-name="P18">-5.8,3.8,3.8,-1.99,4.52,4.52,0.0217,-0.0238,-0.014,</text:p>
            <text:p text:style-name="P18"/>
          </table:table-cell>
          <table:covered-table-cell/>
          <table:covered-table-cell/>
          <table:covered-table-cell/>
        </table:table-row>
      </table:table>
      <text:p text:style-name="P27"/>
      <text:p text:style-name="P3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D"/>
        <table:table-column table:style-name="Table9.H"/>
        <table:table-row table:style-name="Table9.1">
          <table:table-cell table:style-name="Table9.A1" table:number-rows-spanned="2" office:value-type="string">
            <text:p text:style-name="P1"><text:span text:style-name="T2">Discussion <text:s/>(on code and results)</text:span></text:p>
          </table:table-cell>
          <table:table-cell table:style-name="Table9.A1" table:number-columns-spanned="7" office:value-type="string">
            <text:p text:style-name="P1"><text:span text:style-name="T2">Missing .. Ok ... Excellent</text:span></text:p>
          </table:table-cell>
          <table:covered-table-cell/>
          <table:covered-table-cell/>
          <table:covered-table-cell/>
          <table:covered-table-cell/>
          <table:covered-table-cell/>
          <table:covered-table-cell/>
        </table:table-row>
        <table:table-row table:style-name="Table9.1">
          <table:covered-table-cell/>
          <table:table-cell table:style-name="Table9.A1" table:number-columns-spanned="2" office:value-type="string">
            <text:p text:style-name="P1">0</text:p>
          </table:table-cell>
          <table:covered-table-cell/>
          <table:table-cell table:style-name="Table9.A1" office:value-type="string">
            <text:p text:style-name="P1">1</text:p>
          </table:table-cell>
          <table:table-cell table:style-name="Table9.A1" table:number-columns-spanned="2" office:value-type="string">
            <text:p text:style-name="P1">2</text:p>
          </table:table-cell>
          <table:covered-table-cell/>
          <table:table-cell table:style-name="Table9.A1" office:value-type="string">
            <text:p text:style-name="P1">3</text:p>
          </table:table-cell>
          <table:table-cell table:style-name="Table9.A1" office:value-type="string">
            <text:p text:style-name="P1">4</text:p>
          </table:table-cell>
        </table:table-row>
        <table:table-row table:style-name="Table9.3">
          <table:table-cell table:style-name="Table9.A1" table:number-columns-spanned="8" office:value-type="string">
            <text:p text:style-name="P1"/>
            <text:p text:style-name="P20">Linearly-activated neurons can solve the problems of boolean OR and AND in a small amount of epochs, but not that of XOR.</text:p>
            <text:p text:style-name="P21">This is because those problems are linearly separable. </text:p>
            <text:p text:style-name="P20"/>
            <text:p text:style-name="P20">Sigmoidal-activated neurons can solve the problems of OR, AND and XOR, but in a large amount of epochs.</text:p>
            <text:p text:style-name="P20"/>
            <text:p text:style-name="P21">The learning rate affects the magnitude of the change in weights. </text:p>
            <text:p text:style-name="P21">Momentum also affects the magnitude of the change in weights, but the momentum grows in magnitude when learning is done in the right direction.</text:p>
            <text:p text:style-name="P1"/>
            <text:p text:style-name="P21"><text:span text:style-name="T11">Most of the code</text:span> <text:span text:style-name="T11">had </text:span>to <text:span text:style-name="T11">be</text:span> change<text:span text:style-name="T11">d</text:span>, as the variable name used were not intuitive to read, <text:span text:style-name="T12">and on several occasions bad programming practice was in place</text:span>. </text:p>
          </table:table-cell>
          <table:covered-table-cell/>
          <table:covered-table-cell/>
          <table:covered-table-cell/>
          <table:covered-table-cell/>
          <table:covered-table-cell/>
          <table:covered-table-cell/>
          <table:covered-table-cell/>
        </table:table-row>
        <table:table-row table:style-name="Table9.4">
          <table:table-cell table:style-name="Table9.A1" table:number-rows-spanned="2" office:value-type="string">
            <text:p text:style-name="P1"><text:span text:style-name="T2">Conclusion</text:span></text:p>
          </table:table-cell>
          <table:table-cell table:style-name="Table9.A1" table:number-columns-spanned="7" office:value-type="string">
            <text:p text:style-name="P1"><text:span text:style-name="T2">Missing .. Ok ... Excellent</text:span></text:p>
          </table:table-cell>
          <table:covered-table-cell/>
          <table:covered-table-cell/>
          <table:covered-table-cell/>
          <table:covered-table-cell/>
          <table:covered-table-cell/>
          <table:covered-table-cell/>
        </table:table-row>
        <table:table-row table:style-name="Table9.4">
          <table:covered-table-cell/>
          <table:table-cell table:style-name="Table9.A1" table:number-columns-spanned="2" office:value-type="string">
            <text:p text:style-name="P1">0</text:p>
          </table:table-cell>
          <table:covered-table-cell/>
          <table:table-cell table:style-name="Table9.A1" office:value-type="string">
            <text:p text:style-name="P1">1</text:p>
          </table:table-cell>
          <table:table-cell table:style-name="Table9.A1" table:number-columns-spanned="2" office:value-type="string">
            <text:p text:style-name="P1">2</text:p>
          </table:table-cell>
          <table:covered-table-cell/>
          <table:table-cell table:style-name="Table9.A1" office:value-type="string">
            <text:p text:style-name="P1">3</text:p>
          </table:table-cell>
          <table:table-cell table:style-name="Table9.A1" office:value-type="string">
            <text:p text:style-name="P1">4</text:p>
          </table:table-cell>
        </table:table-row>
        <table:table-row table:style-name="Table9.6">
          <table:table-cell table:style-name="Table9.A1" table:number-columns-spanned="8" office:value-type="string">
            <text:p text:style-name="P24"><text:span text:style-name="T13">To conclude, the linearly activated neurons can learn the “simple” problems of boolean OR and AND, but not that of XOR because it is not possible to separate the target outputs into distinct sets. This problem can be overcome using a sigmoidal activation network, however the learning takes much longer. </text:span></text:p>
            <text:p text:style-name="P22"/>
            <text:p text:style-name="P22">Momentum and learning rate affect the rate at which the weights change, and when correctly utilised, allow the neuron to learn quickly and effectively. Smaller learning rates allow for better “fine-tuning” of the weights, whereas greater learning rates allow for faster learning.</text:p>
            <text:p text:style-name="P22">Real-world applications of single-layered networks are scarce, as most problems it can solve can be easily overcome using other methods.</text:p>
            <text:p text:style-name="P23">However, multiple-layers of perceptrons may have a very numerous amount of applications, most of which are in pattern-manipulation.</text:p>
          </table:table-cell>
          <table:covered-table-cell/>
          <table:covered-table-cell/>
          <table:covered-table-cell/>
          <table:covered-table-cell/>
          <table:covered-table-cell/>
          <table:covered-table-cell/>
          <table:covered-table-cell/>
        </table:table-row>
        <text:soft-page-break/>
        <table:table-row table:style-name="Table9.7">
          <table:table-cell table:style-name="Table9.A1" table:number-columns-spanned="2" office:value-type="string">
            <text:p text:style-name="P1"><text:span text:style-name="T2">Self Evaluation <text:s/>(answer yes/no/maybe)</text:span></text:p>
          </table:table-cell>
          <table:covered-table-cell/>
          <table:table-cell table:style-name="Table9.A1" table:number-columns-spanned="3" office:value-type="string">
            <text:p text:style-name="P1"><text:span text:style-name="T2">Your View</text:span></text:p>
          </table:table-cell>
          <table:covered-table-cell/>
          <table:covered-table-cell/>
          <table:table-cell table:style-name="Table9.A1" table:number-columns-spanned="3" office:value-type="string">
            <text:p text:style-name="P1"><text:span text:style-name="T2">Markers View</text:span></text:p>
          </table:table-cell>
          <table:covered-table-cell/>
          <table:covered-table-cell/>
        </table:table-row>
        <table:table-row table:style-name="Table9.8">
          <table:table-cell table:style-name="Table9.A1" table:number-columns-spanned="2" office:value-type="string">
            <text:p text:style-name="P1">My code works fully</text:p>
          </table:table-cell>
          <table:covered-table-cell/>
          <table:table-cell table:style-name="Table9.A1" table:number-columns-spanned="3" office:value-type="string">
            <text:p text:style-name="P6">YES</text:p>
          </table:table-cell>
          <table:covered-table-cell/>
          <table:covered-table-cell/>
          <table:table-cell table:style-name="Table9.A1" table:number-columns-spanned="3" office:value-type="string">
            <text:p text:style-name="P5"/>
          </table:table-cell>
          <table:covered-table-cell/>
          <table:covered-table-cell/>
        </table:table-row>
        <table:table-row table:style-name="Table9.9">
          <table:table-cell table:style-name="Table9.A1" table:number-columns-spanned="2" office:value-type="string">
            <text:p text:style-name="P1">My code is clear and concise</text:p>
          </table:table-cell>
          <table:covered-table-cell/>
          <table:table-cell table:style-name="Table9.A1" table:number-columns-spanned="3" office:value-type="string">
            <text:p text:style-name="P6">YES</text:p>
          </table:table-cell>
          <table:covered-table-cell/>
          <table:covered-table-cell/>
          <table:table-cell table:style-name="Table9.A1" table:number-columns-spanned="3" office:value-type="string">
            <text:p text:style-name="P5"/>
          </table:table-cell>
          <table:covered-table-cell/>
          <table:covered-table-cell/>
        </table:table-row>
        <table:table-row table:style-name="Table9.10">
          <table:table-cell table:style-name="Table9.A1" table:number-columns-spanned="2" office:value-type="string">
            <text:p text:style-name="P1">Each function has good comments explaining what it does and its arguments</text:p>
          </table:table-cell>
          <table:covered-table-cell/>
          <table:table-cell table:style-name="Table9.A1" table:number-columns-spanned="3" office:value-type="string">
            <text:p text:style-name="P6">YES</text:p>
          </table:table-cell>
          <table:covered-table-cell/>
          <table:covered-table-cell/>
          <table:table-cell table:style-name="Table9.A1" table:number-columns-spanned="3" office:value-type="string">
            <text:p text:style-name="P5"/>
          </table:table-cell>
          <table:covered-table-cell/>
          <table:covered-table-cell/>
        </table:table-row>
        <table:table-row table:style-name="Table9.11">
          <table:table-cell table:style-name="Table9.A1" table:number-columns-spanned="2" office:value-type="string">
            <text:p text:style-name="P1">The code implementing the functions are well explained</text:p>
          </table:table-cell>
          <table:covered-table-cell/>
          <table:table-cell table:style-name="Table9.A1" table:number-columns-spanned="3" office:value-type="string">
            <text:p text:style-name="P6">YES</text:p>
          </table:table-cell>
          <table:covered-table-cell/>
          <table:covered-table-cell/>
          <table:table-cell table:style-name="Table9.A1" table:number-columns-spanned="3" office:value-type="string">
            <text:p text:style-name="P5"/>
          </table:table-cell>
          <table:covered-table-cell/>
          <table:covered-table-cell/>
        </table:table-row>
        <table:table-row table:style-name="Table9.12">
          <table:table-cell table:style-name="Table9.A1" table:number-columns-spanned="2" office:value-type="string">
            <text:p text:style-name="P1">I understand the code in the library module</text:p>
          </table:table-cell>
          <table:covered-table-cell/>
          <table:table-cell table:style-name="Table9.A1" table:number-columns-spanned="3" office:value-type="string">
            <text:p text:style-name="P6">YES</text:p>
          </table:table-cell>
          <table:covered-table-cell/>
          <table:covered-table-cell/>
          <table:table-cell table:style-name="Table9.A1" table:number-columns-spanned="3" office:value-type="string">
            <text:p text:style-name="P5"/>
          </table:table-cell>
          <table:covered-table-cell/>
          <table:covered-table-cell/>
        </table:table-row>
      </table:table>
      <text:p text:style-name="P30"/>
      <table:table table:name="Table10" table:style-name="Table10">
        <table:table-column table:style-name="Table10.A"/>
        <table:table-row table:style-name="Table10.1">
          <table:table-cell table:style-name="Table10.A1" office:value-type="string">
            <text:p text:style-name="P1"><text:span text:style-name="T2">Write below any issues you have or any questions you would like answered</text:span></text:p>
          </table:table-cell>
        </table:table-row>
        <table:table-row table:style-name="Table10.1">
          <table:table-cell table:style-name="Table10.A1" office:value-type="string">
            <text:p text:style-name="P1"/>
          </table:table-cell>
        </table:table-row>
      </table:table>
      <text:p text:style-name="P27"/>
      <table:table table:name="Table11" table:style-name="Table11">
        <table:table-column table:style-name="Table11.A"/>
        <table:table-column table:style-name="Table11.B"/>
        <table:table-row table:style-name="Table11.1">
          <table:table-cell table:style-name="Table11.A1" office:value-type="string">
            <text:p text:style-name="P1"><text:span text:style-name="T2">Markers Comments</text:span></text:p>
          </table:table-cell>
          <table:table-cell table:style-name="Table11.A1" office:value-type="string">
            <text:p text:style-name="P1"><text:span text:style-name="T2">Total Mark <text:s text:c="27"/>/ 45</text:span></text:p>
          </table:table-cell>
        </table:table-row>
        <table:table-row table:style-name="Table11.1">
          <table:table-cell table:style-name="Table11.A1" table:number-columns-spanned="2" office:value-type="string">
            <text:p text:style-name="P1"/>
            <text:p text:style-name="P1"/>
            <text:p text:style-name="P1"/>
            <text:p text:style-name="P1"/>
            <text:p text:style-name="P1"/>
            <text:p text:style-name="P1"/>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SimSun"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xpTitle" style:family="paragraph" style:parent-style-name="Standard" style:default-outline-level="">
      <style:paragraph-properties fo:margin-top="0cm" fo:margin-bottom="0.423cm" style:contextual-spacing="false" fo:text-align="center" style:justify-single-word="false"/>
      <style:text-properties fo:font-weight="bold" style:font-weight-asian="bold" style:font-weight-complex="bold"/>
    </style:style>
    <style:style style:name="ExHeading" style:family="paragraph" style:parent-style-name="Standard"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margin-top="0.212cm" fo:margin-bottom="0.212cm" style:contextual-spacing="false">
        <style:tab-stops>
          <style:tab-stop style:position="7.938cm" style:type="center"/>
          <style:tab-stop style:position="16.193cm" style:type="right"/>
        </style:tab-stops>
      </style:paragraph-properties>
      <style:text-properties fo:font-size="9pt" officeooo:rsid="0030f815" officeooo:paragraph-rsid="0030f815" style:font-size-asian="9pt" style:font-size-complex="9pt"/>
    </style:style>
    <style:style style:name="M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9.7cm" fo:page-height="21.001cm" style:num-format="1" style:print-orientation="landscape" fo:margin-top="1.251cm" fo:margin-bottom="1.251cm" fo:margin-left="2cm" fo:margin-right="2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draw:line text:anchor-type="paragraph" draw:z-index="20" draw:name="Line 3" draw:style-name="Mgr1" draw:text-style-name="MP1" svg:x1="0cm" svg:y1="26.353cm" svg:x2="16.51cm" svg:y2="26.353cm"><text:p/></draw:line></text:p>
      </style:header>
      <style:footer>
        <text:p text:style-name="MP2">Abdelrahmane Bra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Systems Engineering Part 1 Laboratory Experiment</dc:title>
    <meta:initial-creator>School of Systems Engineering</meta:initial-creator>
    <dc:creator>A </dc:creator>
    <meta:editing-cycles>31</meta:editing-cycles>
    <meta:print-date>2006-10-16T10:32:00</meta:print-date>
    <meta:creation-date>2012-10-25T14:50:00</meta:creation-date>
    <dc:date>2014-10-21T17:11:32.397391995</dc:date>
    <meta:editing-duration>PT3H31M2S</meta:editing-duration>
    <meta:generator>LibreOffice/4.2.6.3$Linux_X86_64 LibreOffice_project/420m0$Build-3</meta:generator>
    <meta:document-statistic meta:table-count="11" meta:image-count="0" meta:object-count="0" meta:page-count="21" meta:paragraph-count="464" meta:word-count="2145" meta:character-count="15495" meta:non-whitespace-character-count="11301"/>
    <meta:user-defined meta:name="AppVersion">14.0000</meta:user-defined>
    <meta:user-defined meta:name="Company">The University of Read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1Lab" xlink:href=""/>
  </office:meta>
</office:document-meta>
</file>